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93179.042" calcext:value-type="float">
            <text:p><text:s/>193,17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3179.042" calcext:value-type="float">
            <text:p><text:s/>193,179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5607192.766" calcext:value-type="float">
            <text:p><text:s/>15,607,193 <text:s/></text:p>
          </table:table-cell>
          <table:table-cell table:style-name="ce42" office:value-type="float" office:value="2744698.204" calcext:value-type="float">
            <text:p><text:s/>2,744,698 <text:s/></text:p>
          </table:table-cell>
          <table:table-cell table:style-name="ce42" office:value-type="float" office:value="12561475.702" calcext:value-type="float">
            <text:p><text:s/>12,561,476 <text:s/></text:p>
          </table:table-cell>
          <table:table-cell table:style-name="ce42" office:value-type="float" office:value="36228.46" calcext:value-type="float">
            <text:p><text:s/>36,2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790.4" calcext:value-type="float">
            <text:p><text:s/>264,7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357.3" calcext:value-type="float">
            <text:p><text:s/>1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57.3" calcext:value-type="float">
            <text:p><text:s/>1,3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46623.755" calcext:value-type="float">
            <text:p><text:s/>746,624 <text:s/></text:p>
          </table:table-cell>
          <table:table-cell table:style-name="ce42" office:value-type="float" office:value="-25949.618" calcext:value-type="float">
            <text:p><text:s/>-25,950 <text:s/></text:p>
          </table:table-cell>
          <table:table-cell table:style-name="ce42" office:value-type="float" office:value="832409.625" calcext:value-type="float">
            <text:p><text:s/>832,4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-59836.252" calcext:value-type="float">
            <text:p><text:s/>-59,8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5052390.753" calcext:value-type="float">
            <text:p><text:s/>15,052,391 <text:s/></text:p>
          </table:table-cell>
          <table:table-cell table:style-name="ce43" office:value-type="float" office:value="2770647.822" calcext:value-type="float">
            <text:p><text:s/>2,770,648 <text:s/></text:p>
          </table:table-cell>
          <table:table-cell table:style-name="ce43" office:value-type="float" office:value="11922245.119" calcext:value-type="float">
            <text:p><text:s/>11,922,245 <text:s/></text:p>
          </table:table-cell>
          <table:table-cell table:style-name="ce43" office:value-type="float" office:value="36228.46" calcext:value-type="float">
            <text:p><text:s/>36,22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3269.352" calcext:value-type="float">
            <text:p><text:s/>323,26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27751.86357" calcext:value-type="float">
            <text:p><text:s/>527,752 <text:s/></text:p>
          </table:table-cell>
          <table:table-cell table:style-name="ce43" office:value-type="float" office:value="100761.74" calcext:value-type="float">
            <text:p><text:s/>100,762 <text:s/></text:p>
          </table:table-cell>
          <table:table-cell table:style-name="ce43" office:value-type="float" office:value="395429.64" calcext:value-type="float">
            <text:p><text:s/>395,43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1560.48357" calcext:value-type="float">
            <text:p><text:s/>31,56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452810.1978983" calcext:value-type="float">
            <text:p><text:s/>13,452,810 <text:s/></text:p>
          </table:table-cell>
          <table:table-cell table:style-name="ce42" office:value-type="float" office:value="2669886.082" calcext:value-type="float">
            <text:p><text:s/>2,669,886 <text:s/></text:p>
          </table:table-cell>
          <table:table-cell table:style-name="ce42" office:value-type="float" office:value="8553696.92227965" calcext:value-type="float">
            <text:p><text:s/>8,553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8602.4126186" calcext:value-type="float">
            <text:p><text:s/>1,818,6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36092.687" calcext:value-type="float">
            <text:p><text:s/>2,736,093 <text:s/></text:p>
          </table:table-cell>
          <table:table-cell table:style-name="ce42" office:value-type="float" office:value="2669886.082" calcext:value-type="float">
            <text:p><text:s/>2,669,886 <text:s/></text:p>
          </table:table-cell>
          <table:table-cell table:style-name="ce42" office:value-type="float" office:value="66206.605" calcext:value-type="float">
            <text:p><text:s/>66,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977132.1151486" calcext:value-type="float">
            <text:p><text:s/>1,977,1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529.70253" calcext:value-type="float">
            <text:p><text:s/>158,5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8602.4126186" calcext:value-type="float">
            <text:p><text:s/>1,818,6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67541.418" calcext:value-type="float">
            <text:p><text:s/>7,167,5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67541.418" calcext:value-type="float">
            <text:p><text:s/>7,167,5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572043.97774965" calcext:value-type="float">
            <text:p><text:s/>1,572,04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61419.19674965" calcext:value-type="float">
            <text:p><text:s/>1,161,41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492030.6001" calcext:value-type="float">
            <text:p><text:s/>3,492,0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73703.072" calcext:value-type="float">
            <text:p><text:s/>2,073,7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492030.6001" calcext:value-type="float">
            <text:p><text:s/>3,492,0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73703.072" calcext:value-type="float">
            <text:p><text:s/>2,073,7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42169.516" calcext:value-type="float">
            <text:p><text:s/>542,17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54872.6152" calcext:value-type="float">
            <text:p><text:s/>254,87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87296.9008" calcext:value-type="float">
            <text:p><text:s/>287,29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666.56153" calcext:value-type="float">
            <text:p><text:s/>5,66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67.79843" calcext:value-type="float">
            <text:p><text:s/>1,46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016023.21410175" calcext:value-type="float">
            <text:p><text:s/>4,016,0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73118.55672035" calcext:value-type="float">
            <text:p><text:s/>2,973,119 <text:s/></text:p>
          </table:table-cell>
          <table:table-cell table:style-name="ce44" office:value-type="float" office:value="36228.46" calcext:value-type="float">
            <text:p><text:s/>36,22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45341.7293814" calcext:value-type="float">
            <text:p><text:s/>545,34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19466.29410175" calcext:value-type="float">
            <text:p><text:s/>3,719,4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73118.55672035" calcext:value-type="float">
            <text:p><text:s/>2,973,11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5013.2693814" calcext:value-type="float">
            <text:p><text:s/>285,01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17339.41510175" calcext:value-type="float">
            <text:p><text:s/>3,717,3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0991.67772035" calcext:value-type="float">
            <text:p><text:s/>2,970,9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5013.2693814" calcext:value-type="float">
            <text:p><text:s/>285,0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136.77" calcext:value-type="float">
            <text:p><text:s/>1,1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6.77" calcext:value-type="float">
            <text:p><text:s/>1,1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24.96" calcext:value-type="float">
            <text:p><text:s/>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.96" calcext:value-type="float">
            <text:p><text:s/>2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6507.7081103526" calcext:value-type="float">
            <text:p><text:s/>66,5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507.7081103526" calcext:value-type="float">
            <text:p><text:s/>66,5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54755.453388381" calcext:value-type="float">
            <text:p><text:s/>254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755.453388381" calcext:value-type="float">
            <text:p><text:s/>254,7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77258.171222957" calcext:value-type="float">
            <text:p><text:s/>977,2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7258.171222957" calcext:value-type="float">
            <text:p><text:s/>977,2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0519.143162018" calcext:value-type="float">
            <text:p><text:s/>120,5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519.143162018" calcext:value-type="float">
            <text:p><text:s/>120,5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829.952" calcext:value-type="float">
            <text:p>( 23,83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829.952" calcext:value-type="float">
            <text:p>( 23,8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6689.1911620182" calcext:value-type="float">
            <text:p>( 96,68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6689.1911620182" calcext:value-type="float">
            <text:p>( 96,68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38351.140776108" calcext:value-type="float">
            <text:p><text:s/>338,3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351.140776108" calcext:value-type="float">
            <text:p><text:s/>338,3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18334.87728483" calcext:value-type="float">
            <text:p><text:s/>518,3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8334.87728483" calcext:value-type="float">
            <text:p><text:s/>518,3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3.01" calcext:value-type="float">
            <text:p><text:s/>5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3.01" calcext:value-type="float">
            <text:p><text:s/>5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72222.315" calcext:value-type="float">
            <text:p><text:s/>1,672,2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1108.615" calcext:value-type="float">
            <text:p><text:s/>1,671,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3.7" calcext:value-type="float">
            <text:p><text:s/>1,1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66154.239" calcext:value-type="float">
            <text:p><text:s/>1,666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6111.539" calcext:value-type="float">
            <text:p><text:s/>1,666,1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.7" calcext:value-type="float">
            <text:p><text:s/>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068.076" calcext:value-type="float">
            <text:p><text:s/>6,0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97.076" calcext:value-type="float">
            <text:p><text:s/>4,9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1" calcext:value-type="float">
            <text:p><text:s/>1,0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44851.1373814" calcext:value-type="float">
            <text:p><text:s/>744,8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3516.6693814" calcext:value-type="float">
            <text:p><text:s/>283,5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41784.4373814" calcext:value-type="float">
            <text:p><text:s/>741,7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0449.9693814" calcext:value-type="float">
            <text:p><text:s/>280,4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066.7" calcext:value-type="float">
            <text:p><text:s/>3,0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66.7" calcext:value-type="float">
            <text:p><text:s/>3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82.9" calcext:value-type="float">
            <text:p><text:s/>38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382.9" calcext:value-type="float">
            <text:p><text:s/>383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134368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134368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126.879" calcext:value-type="float">
            <text:p><text:s/>2,1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6.879" calcext:value-type="float">
            <text:p><text:s/>2,1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126.879" calcext:value-type="float">
            <text:p><text:s/>2,12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126.879" calcext:value-type="float">
            <text:p><text:s/>2,12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96556.92" calcext:value-type="float">
            <text:p><text:s/>296,5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28.46" calcext:value-type="float">
            <text:p><text:s/>36,2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328.46" calcext:value-type="float">
            <text:p><text:s/>260,3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96556.92" calcext:value-type="float">
            <text:p><text:s/>296,5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28.46" calcext:value-type="float">
            <text:p><text:s/>36,2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328.46" calcext:value-type="float">
            <text:p><text:s/>260,3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4944955.946454" calcext:value-type="float">
            <text:p><text:s/>44,944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94681.946454" calcext:value-type="float">
            <text:p><text:s/>42,494,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0274" calcext:value-type="float">
            <text:p><text:s/>2,450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954222.77" calcext:value-type="float">
            <text:p><text:s/>36,954,2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54222.77" calcext:value-type="float">
            <text:p><text:s/>36,954,2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990733.176454" calcext:value-type="float">
            <text:p><text:s/>7,990,7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0459.176454" calcext:value-type="float">
            <text:p><text:s/>5,540,4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0274" calcext:value-type="float">
            <text:p><text:s/>2,450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58923.9" calcext:value-type="float">
            <text:p><text:s/>58,924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55765.1618037" calcext:value-type="float">
            <text:p><text:s/>32,655,765 <text:s/></text:p>
          </table:table-cell>
          <table:table-cell table:style-name="ce42" office:value-type="float" office:value="25775374.5" calcext:value-type="float">
            <text:p><text:s/>25,775,3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9241.350355" calcext:value-type="float">
            <text:p><text:s/>1,069,2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9324.26189894" calcext:value-type="float">
            <text:p><text:s/>1,289,324 <text:s/></text:p>
          </table:table-cell>
          <table:table-cell table:style-name="ce42" office:value-type="float" office:value="518.4" calcext:value-type="float">
            <text:p><text:s/>5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6995.28" calcext:value-type="float">
            <text:p><text:s/>1,896,9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8306.4" calcext:value-type="float">
            <text:p><text:s/>918,3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944072.450101446" calcext:value-type="float">
            <text:p><text:s/>-944,072 <text:s/></text:p>
          </table:table-cell>
          <table:table-cell table:style-name="ce42" office:value-type="float" office:value="-212096.7" calcext:value-type="float">
            <text:p><text:s/>-212,0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853.897666" calcext:value-type="float">
            <text:p><text:s/>84,85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554135.5700062" calcext:value-type="float">
            <text:p><text:s/>29,554,136 <text:s/></text:p>
          </table:table-cell>
          <table:table-cell table:style-name="ce43" office:value-type="float" office:value="26045876.7" calcext:value-type="float">
            <text:p><text:s/>26,045,8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84387.452689" calcext:value-type="float">
            <text:p><text:s/>984,3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7327.33221" calcext:value-type="float">
            <text:p><text:s/>2,247,3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15.36221" calcext:value-type="float">
            <text:p><text:s/>1,31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7687.6" calcext:value-type="float">
            <text:p><text:s/>87,688 <text:s/></text:p>
          </table:table-cell>
          <table:table-cell table:style-name="ce42" office:value-type="float" office:value="258359.493" calcext:value-type="float">
            <text:p><text:s/>258,359 <text:s/></text:p>
          </table:table-cell>
          <table:table-cell table:style-name="ce42" office:value-type="float" office:value="64577.688" calcext:value-type="float">
            <text:p><text:s/>64,578 <text:s/></text:p>
          </table:table-cell>
          <table:table-cell table:style-name="ce42" office:value-type="float" office:value="31760943.4086879" calcext:value-type="float">
            <text:p><text:s/>31,760,943 <text:s/></text:p>
          </table:table-cell>
          <table:table-cell table:style-name="ce42" office:value-type="float" office:value="26045876.7" calcext:value-type="float">
            <text:p><text:s/>26,045,8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045876.7" calcext:value-type="float">
            <text:p><text:s/>26,045,8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5978.52" calcext:value-type="float">
            <text:p><text:s/>5,365,9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7687.6" calcext:value-type="float">
            <text:p><text:s/>87,688 <text:s/></text:p>
          </table:table-cell>
          <table:table-cell table:style-name="ce43" office:value-type="float" office:value="258359.493" calcext:value-type="float">
            <text:p><text:s/>258,359 <text:s/></text:p>
          </table:table-cell>
          <table:table-cell table:style-name="ce43" office:value-type="float" office:value="64577.688" calcext:value-type="float">
            <text:p><text:s/>64,578 <text:s/></text:p>
          </table:table-cell>
          <table:table-cell table:style-name="ce43" office:value-type="float" office:value="349088.188687922" calcext:value-type="float">
            <text:p><text:s/>349,08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50278.96" calcext:value-type="float">
            <text:p><text:s/>550,279 <text:s/></text:p>
          </table:table-cell>
          <table:table-cell table:style-name="ce42" office:value-type="float" office:value="756295.8249" calcext:value-type="float">
            <text:p><text:s/>756,296 <text:s/></text:p>
          </table:table-cell>
          <table:table-cell table:style-name="ce42" office:value-type="float" office:value="111752.7432" calcext:value-type="float">
            <text:p><text:s/>111,753 <text:s/></text:p>
          </table:table-cell>
          <table:table-cell table:style-name="ce42" office:value-type="float" office:value="27850469.0092855" calcext:value-type="float">
            <text:p><text:s/>27,850,4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672.8" calcext:value-type="float">
            <text:p><text:s/>940,673 <text:s/></text:p>
          </table:table-cell>
          <table:table-cell table:style-name="ce42" office:value-type="float" office:value="688140.627744" calcext:value-type="float">
            <text:p><text:s/>688,1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50278.96" calcext:value-type="float">
            <text:p><text:s/>550,279 <text:s/></text:p>
          </table:table-cell>
          <table:table-cell table:style-name="ce42" office:value-type="float" office:value="756295.8249" calcext:value-type="float">
            <text:p><text:s/>756,296 <text:s/></text:p>
          </table:table-cell>
          <table:table-cell table:style-name="ce42" office:value-type="float" office:value="111752.7432" calcext:value-type="float">
            <text:p><text:s/>111,753 <text:s/></text:p>
          </table:table-cell>
          <table:table-cell table:style-name="ce42" office:value-type="float" office:value="27318378.4651359" calcext:value-type="float">
            <text:p><text:s/>27,318,3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672.8" calcext:value-type="float">
            <text:p><text:s/>940,673 <text:s/></text:p>
          </table:table-cell>
          <table:table-cell table:style-name="ce42" office:value-type="float" office:value="622449.3623944" calcext:value-type="float">
            <text:p><text:s/>622,44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2090.5441496" calcext:value-type="float">
            <text:p><text:s/>532,09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5691.2653496" calcext:value-type="float">
            <text:p><text:s/>65,6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50177.3" calcext:value-type="float">
            <text:p><text:s/>150,177 <text:s/></text:p>
          </table:table-cell>
          <table:table-cell table:style-name="ce42" office:value-type="float" office:value="361956.8253" calcext:value-type="float">
            <text:p><text:s/>361,957 <text:s/></text:p>
          </table:table-cell>
          <table:table-cell table:style-name="ce42" office:value-type="float" office:value="30035.3907" calcext:value-type="float">
            <text:p><text:s/>30,035 <text:s/></text:p>
          </table:table-cell>
          <table:table-cell table:style-name="ce42" office:value-type="float" office:value="1363827.02015176" calcext:value-type="float">
            <text:p><text:s/>1,363,8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672.8" calcext:value-type="float">
            <text:p><text:s/>940,673 <text:s/></text:p>
          </table:table-cell>
          <table:table-cell table:style-name="ce42" office:value-type="float" office:value="9925.652136" calcext:value-type="float">
            <text:p><text:s/>9,9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.8" calcext:value-type="float">
            <text:p><text:s/>1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9826.88" calcext:value-type="float">
            <text:p><text:s/>79,827 <text:s/></text:p>
          </table:table-cell>
          <table:table-cell table:style-name="ce42" office:value-type="float" office:value="145010.3445" calcext:value-type="float">
            <text:p><text:s/>145,010 <text:s/></text:p>
          </table:table-cell>
          <table:table-cell table:style-name="ce42" office:value-type="float" office:value="30035.3907" calcext:value-type="float">
            <text:p><text:s/>30,035 <text:s/></text:p>
          </table:table-cell>
          <table:table-cell table:style-name="ce42" office:value-type="float" office:value="10451.6" calcext:value-type="float">
            <text:p><text:s/>10,4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0350.42" calcext:value-type="float">
            <text:p><text:s/>70,350 <text:s/></text:p>
          </table:table-cell>
          <table:table-cell table:style-name="ce42" office:value-type="float" office:value="216946.4808" calcext:value-type="float">
            <text:p><text:s/>216,9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3132.40015176" calcext:value-type="float">
            <text:p><text:s/>1,353,1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672.8" calcext:value-type="float">
            <text:p><text:s/>940,673 <text:s/></text:p>
          </table:table-cell>
          <table:table-cell table:style-name="ce42" office:value-type="float" office:value="9925.652136" calcext:value-type="float">
            <text:p><text:s/>9,9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.54" calcext:value-type="float">
            <text:p><text:s/>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.68" calcext:value-type="float">
            <text:p><text:s/>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80.14" calcext:value-type="float">
            <text:p><text:s/>280 <text:s/></text:p>
          </table:table-cell>
          <table:table-cell table:style-name="ce44" office:value-type="float" office:value="3250.2687" calcext:value-type="float">
            <text:p><text:s/>3,250 <text:s/></text:p>
          </table:table-cell>
          <table:table-cell table:style-name="ce44" office:value-type="float" office:value="668.3544" calcext:value-type="float">
            <text:p><text:s/>66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2133.92" calcext:value-type="float">
            <text:p><text:s/>312,134 <text:s/></text:p>
          </table:table-cell>
          <table:table-cell table:style-name="ce44" office:value-type="float" office:value="132729.2379" calcext:value-type="float">
            <text:p><text:s/>132,729 <text:s/></text:p>
          </table:table-cell>
          <table:table-cell table:style-name="ce44" office:value-type="float" office:value="16471.3101" calcext:value-type="float">
            <text:p><text:s/>16,471 <text:s/></text:p>
          </table:table-cell>
          <table:table-cell table:style-name="ce44" office:value-type="float" office:value="22032506.8182421" calcext:value-type="float">
            <text:p><text:s/>22,032,50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661287.066087" calcext:value-type="float">
            <text:p><text:s/>1,661,28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2133.92" calcext:value-type="float">
            <text:p><text:s/>312,134 <text:s/></text:p>
          </table:table-cell>
          <table:table-cell table:style-name="ce44" office:value-type="float" office:value="132729.2379" calcext:value-type="float">
            <text:p><text:s/>132,729 <text:s/></text:p>
          </table:table-cell>
          <table:table-cell table:style-name="ce44" office:value-type="float" office:value="16471.3101" calcext:value-type="float">
            <text:p><text:s/>16,471 <text:s/></text:p>
          </table:table-cell>
          <table:table-cell table:style-name="ce44" office:value-type="float" office:value="17015434.6049833" calcext:value-type="float">
            <text:p><text:s/>17,015,43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661287.066087" calcext:value-type="float">
            <text:p><text:s/>1,661,2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2133.92" calcext:value-type="float">
            <text:p><text:s/>312,134 <text:s/></text:p>
          </table:table-cell>
          <table:table-cell table:style-name="ce42" office:value-type="float" office:value="132729.2379" calcext:value-type="float">
            <text:p><text:s/>132,729 <text:s/></text:p>
          </table:table-cell>
          <table:table-cell table:style-name="ce42" office:value-type="float" office:value="16471.3101" calcext:value-type="float">
            <text:p><text:s/>16,471 <text:s/></text:p>
          </table:table-cell>
          <table:table-cell table:style-name="ce42" office:value-type="float" office:value="5474310.63011632" calcext:value-type="float">
            <text:p><text:s/>5,474,3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9662.78122" calcext:value-type="float">
            <text:p><text:s/>439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667.3" calcext:value-type="float">
            <text:p><text:s/>30,6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941.075473801" calcext:value-type="float">
            <text:p><text:s/>431,9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93.240696" calcext:value-type="float">
            <text:p><text:s/>8,6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838.105025454" calcext:value-type="float">
            <text:p><text:s/>960,8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13.247823" calcext:value-type="float">
            <text:p><text:s/>4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08.63" calcext:value-type="float">
            <text:p><text:s/>26,3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25.699184" calcext:value-type="float">
            <text:p><text:s/>9,7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6.659184" calcext:value-type="float">
            <text:p><text:s/>2,0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7070.786719241" calcext:value-type="float">
            <text:p><text:s/>397,0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33.169084" calcext:value-type="float">
            <text:p><text:s/>3,1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69.63611" calcext:value-type="float">
            <text:p><text:s/>9,3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21.91611" calcext:value-type="float">
            <text:p><text:s/>7,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6781.6227677" calcext:value-type="float">
            <text:p><text:s/>1,076,7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9.580827" calcext:value-type="float">
            <text:p><text:s/>3,8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084.84600184" calcext:value-type="float">
            <text:p><text:s/>1,056,0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9.580827" calcext:value-type="float">
            <text:p><text:s/>3,8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27697.22191756" calcext:value-type="float">
            <text:p>( 1,027,69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859.580827" calcext:value-type="float">
            <text:p>( 3,86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8387.6240842764" calcext:value-type="float">
            <text:p>( 28,38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96.7767815732" calcext:value-type="float">
            <text:p><text:s/>20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57136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682.116623" calcext:value-type="float">
            <text:p><text:s/>129,6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61.256623" calcext:value-type="float">
            <text:p><text:s/>5,5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156.5531552" calcext:value-type="float">
            <text:p><text:s/>107,1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57.722075" calcext:value-type="float">
            <text:p><text:s/>10,45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2832.5391998" calcext:value-type="float">
            <text:p><text:s/>212,83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5459.961335" calcext:value-type="float">
            <text:p><text:s/>25,4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1915.54744" calcext:value-type="float">
            <text:p><text:s/>711,9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843.57744" calcext:value-type="float">
            <text:p><text:s/>126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765.285344" calcext:value-type="float">
            <text:p><text:s/>143,7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30.265344" calcext:value-type="float">
            <text:p><text:s/>2,7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150.262096" calcext:value-type="float">
            <text:p><text:s/>568,1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113.312096" calcext:value-type="float">
            <text:p><text:s/>124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1664.861926" calcext:value-type="float">
            <text:p>( 91,66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8380.751926" calcext:value-type="float">
            <text:p>( 58,38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41206.098057" calcext:value-type="float">
            <text:p>( 241,20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3256.718057" calcext:value-type="float">
            <text:p>( 13,25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12133.92" calcext:value-type="float">
            <text:p><text:s/>312,134 <text:s/></text:p>
          </table:table-cell>
          <table:table-cell table:style-name="ce42" office:value-type="float" office:value="132729.2379" calcext:value-type="float">
            <text:p><text:s/>132,729 <text:s/></text:p>
          </table:table-cell>
          <table:table-cell table:style-name="ce42" office:value-type="float" office:value="16471.3101" calcext:value-type="float">
            <text:p><text:s/>16,471 <text:s/></text:p>
          </table:table-cell>
          <table:table-cell table:style-name="ce42" office:value-type="float" office:value="816351.102052" calcext:value-type="float">
            <text:p><text:s/>816,3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793.863652" calcext:value-type="float">
            <text:p><text:s/>47,7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12133.92" calcext:value-type="float">
            <text:p><text:s/>312,134 <text:s/></text:p>
          </table:table-cell>
          <table:table-cell table:style-name="ce42" office:value-type="float" office:value="132729.2379" calcext:value-type="float">
            <text:p><text:s/>132,729 <text:s/></text:p>
          </table:table-cell>
          <table:table-cell table:style-name="ce42" office:value-type="float" office:value="16471.3101" calcext:value-type="float">
            <text:p><text:s/>16,471 <text:s/></text:p>
          </table:table-cell>
          <table:table-cell table:style-name="ce42" office:value-type="float" office:value="746791.439542" calcext:value-type="float">
            <text:p><text:s/>746,7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827.921142" calcext:value-type="float">
            <text:p><text:s/>37,8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559.66251" calcext:value-type="float">
            <text:p><text:s/>69,5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65.94251" calcext:value-type="float">
            <text:p><text:s/>9,9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1.6" calcext:value-type="float">
            <text:p>( 17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958.810857" calcext:value-type="float">
            <text:p><text:s/>86,9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44.770857" calcext:value-type="float">
            <text:p><text:s/>18,9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198.927803" calcext:value-type="float">
            <text:p><text:s/>18,19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56.527803" calcext:value-type="float">
            <text:p><text:s/>2,4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312.0406891304" calcext:value-type="float">
            <text:p><text:s/>65,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47.590694" calcext:value-type="float">
            <text:p><text:s/>10,8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016.372831" calcext:value-type="float">
            <text:p><text:s/>60,0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771.012831" calcext:value-type="float">
            <text:p><text:s/>13,7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711.044186" calcext:value-type="float">
            <text:p><text:s/>171,7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8038.684186" calcext:value-type="float">
            <text:p><text:s/>148,0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.32" calcext:value-type="float">
            <text:p><text:s/>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438.4" calcext:value-type="float">
            <text:p><text:s/>151,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64435.07" calcext:value-type="float">
            <text:p><text:s/>8,764,4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156.85" calcext:value-type="float">
            <text:p><text:s/>176,1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54863.02" calcext:value-type="float">
            <text:p><text:s/>8,254,8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525.6" calcext:value-type="float">
            <text:p><text:s/>46,5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889.6" calcext:value-type="float">
            <text:p><text:s/>286,8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6892.71" calcext:value-type="float">
            <text:p><text:s/>856,8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6.11" calcext:value-type="float">
            <text:p><text:s/>1,7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55136.6" calcext:value-type="float">
            <text:p><text:s/>855,13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8171.91" calcext:value-type="float">
            <text:p><text:s/>698,1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528.58" calcext:value-type="float">
            <text:p><text:s/>134,5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0.8" calcext:value-type="float">
            <text:p><text:s/>3,7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28.56" calcext:value-type="float">
            <text:p><text:s/>7,3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.86" calcext:value-type="float">
            <text:p><text:s/>4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6.72" calcext:value-type="float">
            <text:p><text:s/>2,3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2594.99" calcext:value-type="float">
            <text:p><text:s/>442,5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7166.4" calcext:value-type="float">
            <text:p><text:s/>107,16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21624.284867" calcext:value-type="float">
            <text:p><text:s/>1,221,62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21624.284867" calcext:value-type="float">
            <text:p><text:s/>1,221,6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17072.21325878" calcext:value-type="float">
            <text:p><text:s/>5,017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17072.21325878" calcext:value-type="float">
            <text:p><text:s/>5,017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57248.976" calcext:value-type="float">
            <text:p>( 2,457,24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31866.195593" calcext:value-type="float">
            <text:p><text:s/>26,331,8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55549.473" calcext:value-type="float">
            <text:p><text:s/>24,255,5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6316.722593" calcext:value-type="float">
            <text:p><text:s/>2,076,3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995.96" calcext:value-type="float">
            <text:p><text:s/>217,996 <text:s/></text:p>
          </table:table-cell>
          <table:table-cell table:style-name="ce42" office:value-type="float" office:value="1901466.84" calcext:value-type="float">
            <text:p><text:s/>1,901,467 <text:s/></text:p>
          </table:table-cell>
          <table:table-cell table:style-name="ce42" office:value-type="float" office:value="1181350.56" calcext:value-type="float">
            <text:p><text:s/>1,181,3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347.952979327" calcext:value-type="float">
            <text:p><text:s/>196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86.4" calcext:value-type="float">
            <text:p><text:s/>586 <text:s/></text:p>
          </table:table-cell>
          <table:table-cell table:style-name="ce42" office:value-type="float" office:value="917720" calcext:value-type="float">
            <text:p><text:s/>917,7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9356.6889793271" calcext:value-type="float">
            <text:p><text:s/>-79,357 <text:s/></text:p>
          </table:table-cell>
          <table:table-cell table:style-name="ce42" office:value-type="float" office:value="-309678.72" calcext:value-type="float">
            <text:p><text:s/>-309,679 <text:s/></text:p>
          </table:table-cell>
          <table:table-cell table:style-name="ce42" office:value-type="float" office:value="105815.463422612" calcext:value-type="float">
            <text:p><text:s/>105,815 <text:s/></text:p>
          </table:table-cell>
          <table:table-cell table:style-name="ce42" office:value-type="float" office:value="4400.25" calcext:value-type="float">
            <text:p><text:s/>4,400 <text:s/></text:p>
          </table:table-cell>
          <table:table-cell table:style-name="ce42" office:value-type="float" office:value="-9092.27468306381" calcext:value-type="float">
            <text:p><text:s/>-9,092 <text:s/></text:p>
          </table:table-cell>
          <table:table-cell table:style-name="ce42" office:value-type="float" office:value="26193.8746830638" calcext:value-type="float">
            <text:p><text:s/>26,194 <text:s/></text:p>
          </table:table-cell>
          <table:table-cell table:style-name="ce42" office:value-type="float" office:value="162041.45" calcext:value-type="float">
            <text:p><text:s/>162,0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004.696" calcext:value-type="float">
            <text:p><text:s/>101,005 <text:s/></text:p>
          </table:table-cell>
          <table:table-cell table:style-name="ce43" office:value-type="float" office:value="2211145.56" calcext:value-type="float">
            <text:p><text:s/>2,211,146 <text:s/></text:p>
          </table:table-cell>
          <table:table-cell table:style-name="ce43" office:value-type="float" office:value="1075535.09657739" calcext:value-type="float">
            <text:p><text:s/>1,075,535 <text:s/></text:p>
          </table:table-cell>
          <table:table-cell table:style-name="ce43" office:value-type="float" office:value="-4400.25" calcext:value-type="float">
            <text:p><text:s/>-4,400 <text:s/></text:p>
          </table:table-cell>
          <table:table-cell table:style-name="ce43" office:value-type="float" office:value="8505.87468306381" calcext:value-type="float">
            <text:p><text:s/>8,506 <text:s/></text:p>
          </table:table-cell>
          <table:table-cell table:style-name="ce43" office:value-type="float" office:value="-943913.874683064" calcext:value-type="float">
            <text:p><text:s/>-943,914 <text:s/></text:p>
          </table:table-cell>
          <table:table-cell table:style-name="ce43" office:value-type="float" office:value="-162041.45" calcext:value-type="float">
            <text:p><text:s/>-162,0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8434.48" calcext:value-type="float">
            <text:p><text:s/>448,434 <text:s/></text:p>
          </table:table-cell>
          <table:table-cell table:style-name="ce42" office:value-type="float" office:value="32768.58" calcext:value-type="float">
            <text:p><text:s/>32,769 <text:s/></text:p>
          </table:table-cell>
          <table:table-cell table:style-name="ce42" office:value-type="float" office:value="13724.2165773875" calcext:value-type="float">
            <text:p><text:s/>13,724 <text:s/></text:p>
          </table:table-cell>
          <table:table-cell table:style-name="ce42" office:value-type="float" office:value="260.25" calcext:value-type="float">
            <text:p><text:s/>260 <text:s/></text:p>
          </table:table-cell>
          <table:table-cell table:style-name="ce42" office:value-type="float" office:value="868.495210024825" calcext:value-type="float">
            <text:p><text:s/>868 <text:s/></text:p>
          </table:table-cell>
          <table:table-cell table:style-name="ce42" office:value-type="float" office:value="20037.1047899752" calcext:value-type="float">
            <text:p><text:s/>20,037 <text:s/></text:p>
          </table:table-cell>
          <table:table-cell table:style-name="ce42" office:value-type="float" office:value="197716.8" calcext:value-type="float">
            <text:p><text:s/>197,7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4964.24" calcext:value-type="float">
            <text:p><text:s/>2,804,964 <text:s/></text:p>
          </table:table-cell>
          <table:table-cell table:style-name="ce42" office:value-type="float" office:value="3305935.62" calcext:value-type="float">
            <text:p><text:s/>3,305,936 <text:s/></text:p>
          </table:table-cell>
          <table:table-cell table:style-name="ce42" office:value-type="float" office:value="2019726.54" calcext:value-type="float">
            <text:p><text:s/>2,019,727 <text:s/></text:p>
          </table:table-cell>
          <table:table-cell table:style-name="ce42" office:value-type="float" office:value="7507.5" calcext:value-type="float">
            <text:p><text:s/>7,508 <text:s/></text:p>
          </table:table-cell>
          <table:table-cell table:style-name="ce42" office:value-type="float" office:value="50561.020526961" calcext:value-type="float">
            <text:p><text:s/>50,561 <text:s/></text:p>
          </table:table-cell>
          <table:table-cell table:style-name="ce42" office:value-type="float" office:value="1141376.57947304" calcext:value-type="float">
            <text:p><text:s/>1,141,377 <text:s/></text:p>
          </table:table-cell>
          <table:table-cell table:style-name="ce42" office:value-type="float" office:value="399788.15" calcext:value-type="float">
            <text:p><text:s/>399,7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4964.24" calcext:value-type="float">
            <text:p><text:s/>2,804,964 <text:s/></text:p>
          </table:table-cell>
          <table:table-cell table:style-name="ce42" office:value-type="float" office:value="2918975.8676" calcext:value-type="float">
            <text:p><text:s/>2,918,976 <text:s/></text:p>
          </table:table-cell>
          <table:table-cell table:style-name="ce42" office:value-type="float" office:value="1778448.96992422" calcext:value-type="float">
            <text:p><text:s/>1,778,449 <text:s/></text:p>
          </table:table-cell>
          <table:table-cell table:style-name="ce42" office:value-type="float" office:value="7507.5" calcext:value-type="float">
            <text:p><text:s/>7,508 <text:s/></text:p>
          </table:table-cell>
          <table:table-cell table:style-name="ce42" office:value-type="float" office:value="50561.020526961" calcext:value-type="float">
            <text:p><text:s/>50,561 <text:s/></text:p>
          </table:table-cell>
          <table:table-cell table:style-name="ce42" office:value-type="float" office:value="1141376.57947304" calcext:value-type="float">
            <text:p><text:s/>1,141,377 <text:s/></text:p>
          </table:table-cell>
          <table:table-cell table:style-name="ce42" office:value-type="float" office:value="399788.15" calcext:value-type="float">
            <text:p><text:s/>399,7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6959.7524" calcext:value-type="float">
            <text:p><text:s/>386,960 <text:s/></text:p>
          </table:table-cell>
          <table:table-cell table:style-name="ce43" office:value-type="float" office:value="241277.570075783" calcext:value-type="float">
            <text:p><text:s/>241,27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.88" calcext:value-type="float">
            <text:p><text:s/>114 <text:s/></text:p>
          </table:table-cell>
          <table:table-cell table:style-name="ce42" office:value-type="float" office:value="2002.26" calcext:value-type="float">
            <text:p><text:s/>2,002 <text:s/></text:p>
          </table:table-cell>
          <table:table-cell table:style-name="ce42" office:value-type="float" office:value="1186.38" calcext:value-type="float">
            <text:p><text:s/>1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.8" calcext:value-type="float">
            <text:p><text:s/>29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.88" calcext:value-type="float">
            <text:p><text:s/>114 <text:s/></text:p>
          </table:table-cell>
          <table:table-cell table:style-name="ce42" office:value-type="float" office:value="1929.72" calcext:value-type="float">
            <text:p><text:s/>1,930 <text:s/></text:p>
          </table:table-cell>
          <table:table-cell table:style-name="ce42" office:value-type="float" office:value="1148.16" calcext:value-type="float">
            <text:p><text:s/>1,1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.8" calcext:value-type="float">
            <text:p><text:s/>29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.54" calcext:value-type="float">
            <text:p><text:s/>73 <text:s/></text:p>
          </table:table-cell>
          <table:table-cell table:style-name="ce42" office:value-type="float" office:value="38.22" calcext:value-type="float">
            <text:p><text:s/>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57420.576" calcext:value-type="float">
            <text:p><text:s/>2,457,421 <text:s/></text:p>
          </table:table-cell>
          <table:table-cell table:style-name="ce44" office:value-type="float" office:value="5482310.34" calcext:value-type="float">
            <text:p><text:s/>5,482,310 <text:s/></text:p>
          </table:table-cell>
          <table:table-cell table:style-name="ce44" office:value-type="float" office:value="3080351.04" calcext:value-type="float">
            <text:p><text:s/>3,080,351 <text:s/></text:p>
          </table:table-cell>
          <table:table-cell table:style-name="ce44" office:value-type="float" office:value="2847" calcext:value-type="float">
            <text:p><text:s/>2,847 <text:s/></text:p>
          </table:table-cell>
          <table:table-cell table:style-name="ce44" office:value-type="float" office:value="58198.4" calcext:value-type="float">
            <text:p><text:s/>58,198 <text:s/></text:p>
          </table:table-cell>
          <table:table-cell table:style-name="ce44" office:value-type="float" office:value="177396.8" calcext:value-type="float">
            <text:p><text:s/>177,397 <text:s/></text:p>
          </table:table-cell>
          <table:table-cell table:style-name="ce44" office:value-type="float" office:value="40023.1" calcext:value-type="float">
            <text:p><text:s/>40,02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1.6" calcext:value-type="float">
            <text:p><text:s/>172 <text:s/></text:p>
          </table:table-cell>
          <table:table-cell table:style-name="ce44" office:value-type="float" office:value="5482310.34" calcext:value-type="float">
            <text:p><text:s/>5,482,310 <text:s/></text:p>
          </table:table-cell>
          <table:table-cell table:style-name="ce44" office:value-type="float" office:value="3080351.04" calcext:value-type="float">
            <text:p><text:s/>3,080,351 <text:s/></text:p>
          </table:table-cell>
          <table:table-cell table:style-name="ce44" office:value-type="float" office:value="2847" calcext:value-type="float">
            <text:p><text:s/>2,847 <text:s/></text:p>
          </table:table-cell>
          <table:table-cell table:style-name="ce44" office:value-type="float" office:value="58198.4" calcext:value-type="float">
            <text:p><text:s/>58,198 <text:s/></text:p>
          </table:table-cell>
          <table:table-cell table:style-name="ce44" office:value-type="float" office:value="177396.8" calcext:value-type="float">
            <text:p><text:s/>177,397 <text:s/></text:p>
          </table:table-cell>
          <table:table-cell table:style-name="ce44" office:value-type="float" office:value="40023.1" calcext:value-type="float">
            <text:p><text:s/>40,0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.6" calcext:value-type="float">
            <text:p><text:s/>172 <text:s/></text:p>
          </table:table-cell>
          <table:table-cell table:style-name="ce42" office:value-type="float" office:value="4458.48" calcext:value-type="float">
            <text:p><text:s/>4,458 <text:s/></text:p>
          </table:table-cell>
          <table:table-cell table:style-name="ce42" office:value-type="float" office:value="3936.66" calcext:value-type="float">
            <text:p><text:s/>3,9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40.35" calcext:value-type="float">
            <text:p><text:s/>5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38" calcext:value-type="float">
            <text:p><text:s/>16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.68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6.95" calcext:value-type="float">
            <text:p><text:s/>9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.5" calcext:value-type="float">
            <text:p><text:s/>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.38" calcext:value-type="float">
            <text:p><text:s/>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.85" calcext:value-type="float">
            <text:p><text:s/>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6" calcext:value-type="float">
            <text:p><text:s/>16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6.4" calcext:value-type="float">
            <text:p><text:s/>4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6" calcext:value-type="float">
            <text:p><text:s/>16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6.4" calcext:value-type="float">
            <text:p><text:s/>4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5.6" calcext:value-type="float">
            <text:p>( 16 <text:s/>)</text:p>
          </table:table-cell>
          <table:table-cell table:style-name="ce45" office:value-type="float" office:value="6.24" calcext:value-type="float">
            <text:p>( 6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6.4" calcext:value-type="float">
            <text:p>( 4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1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.72" calcext:value-type="float">
            <text:p><text:s/>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.5" calcext:value-type="float">
            <text:p><text:s/>2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" calcext:value-type="float">
            <text:p><text:s/>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75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" calcext:value-type="float">
            <text:p><text:s/>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9.75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2.55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8" table:style-name="ce47" office:value-type="float" office:value="0" calcext:value-type="float">
            <text:p/>
          </table:table-cell>
          <table:table-cell table:style-name="ce47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.6" calcext:value-type="float">
            <text:p><text:s/>172 <text:s/></text:p>
          </table:table-cell>
          <table:table-cell table:style-name="ce42" office:value-type="float" office:value="93.6" calcext:value-type="float">
            <text:p><text:s/>94 <text:s/></text:p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4.45" calcext:value-type="float">
            <text:p><text:s/>3,4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.6" calcext:value-type="float">
            <text:p><text:s/>94 <text:s/></text:p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7.65" calcext:value-type="float">
            <text:p><text:s/>3,4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.6" calcext:value-type="float">
            <text:p><text:s/>1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1.6" calcext:value-type="float">
            <text:p>( 17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.1" calcext:value-type="float">
            <text:p><text:s/>26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.12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.86" calcext:value-type="float">
            <text:p><text:s/>68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.35" calcext:value-type="float">
            <text:p><text:s/>1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0.7" calcext:value-type="float">
            <text:p><text:s/>3,951 <text:s/></text:p>
          </table:table-cell>
          <table:table-cell table:style-name="ce42" office:value-type="float" office:value="3875.04" calcext:value-type="float">
            <text:p><text:s/>3,8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2.1" calcext:value-type="float">
            <text:p><text:s/>5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24" calcext:value-type="float">
            <text:p><text:s/>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50310.06" calcext:value-type="float">
            <text:p><text:s/>5,450,310 <text:s/></text:p>
          </table:table-cell>
          <table:table-cell table:style-name="ce42" office:value-type="float" office:value="3063880.56" calcext:value-type="float">
            <text:p><text:s/>3,063,881 <text:s/></text:p>
          </table:table-cell>
          <table:table-cell table:style-name="ce42" office:value-type="float" office:value="743.25" calcext:value-type="float">
            <text:p><text:s/>743 <text:s/></text:p>
          </table:table-cell>
          <table:table-cell table:style-name="ce42" office:value-type="float" office:value="631.2" calcext:value-type="float">
            <text:p><text:s/>631 <text:s/></text:p>
          </table:table-cell>
          <table:table-cell table:style-name="ce42" office:value-type="float" office:value="174782.4" calcext:value-type="float">
            <text:p><text:s/>174,7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3.25" calcext:value-type="float">
            <text:p><text:s/>743 <text:s/></text:p>
          </table:table-cell>
          <table:table-cell table:style-name="ce42" office:value-type="float" office:value="631.2" calcext:value-type="float">
            <text:p><text:s/>631 <text:s/></text:p>
          </table:table-cell>
          <table:table-cell table:style-name="ce42" office:value-type="float" office:value="174782.4" calcext:value-type="float">
            <text:p><text:s/>174,7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50310.06" calcext:value-type="float">
            <text:p><text:s/>5,450,310 <text:s/></text:p>
          </table:table-cell>
          <table:table-cell table:style-name="ce42" office:value-type="float" office:value="3063880.56" calcext:value-type="float">
            <text:p><text:s/>3,063,8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.44" calcext:value-type="float">
            <text:p><text:s/>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95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.44" calcext:value-type="float">
            <text:p><text:s/>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95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504.36" calcext:value-type="float">
            <text:p><text:s/>27,504 <text:s/></text:p>
          </table:table-cell>
          <table:table-cell table:style-name="ce42" office:value-type="float" office:value="12533.82" calcext:value-type="float">
            <text:p><text:s/>12,534 <text:s/></text:p>
          </table:table-cell>
          <table:table-cell table:style-name="ce42" office:value-type="float" office:value="2103.75" calcext:value-type="float">
            <text:p><text:s/>2,104 <text:s/></text:p>
          </table:table-cell>
          <table:table-cell table:style-name="ce42" office:value-type="float" office:value="57567.2" calcext:value-type="float">
            <text:p><text:s/>57,567 <text:s/></text:p>
          </table:table-cell>
          <table:table-cell table:style-name="ce42" office:value-type="float" office:value="2614.4" calcext:value-type="float">
            <text:p><text:s/>2,614 <text:s/></text:p>
          </table:table-cell>
          <table:table-cell table:style-name="ce42" office:value-type="float" office:value="34159.8" calcext:value-type="float">
            <text:p><text:s/>34,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9004.9" calcext:value-type="float">
            <text:p><text:s/>9,0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.72" calcext:value-type="float">
            <text:p><text:s/>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.6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29.04" calcext:value-type="float">
            <text:p><text:s/>26,729 <text:s/></text:p>
          </table:table-cell>
          <table:table-cell table:style-name="ce42" office:value-type="float" office:value="12467.52" calcext:value-type="float">
            <text:p><text:s/>12,468 <text:s/></text:p>
          </table:table-cell>
          <table:table-cell table:style-name="ce42" office:value-type="float" office:value="2103.75" calcext:value-type="float">
            <text:p><text:s/>2,104 <text:s/></text:p>
          </table:table-cell>
          <table:table-cell table:style-name="ce42" office:value-type="float" office:value="57567.2" calcext:value-type="float">
            <text:p><text:s/>57,567 <text:s/></text:p>
          </table:table-cell>
          <table:table-cell table:style-name="ce42" office:value-type="float" office:value="2614.4" calcext:value-type="float">
            <text:p><text:s/>2,614 <text:s/></text:p>
          </table:table-cell>
          <table:table-cell table:style-name="ce42" office:value-type="float" office:value="22395.8" calcext:value-type="float">
            <text:p><text:s/>22,39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48.02" calcext:value-type="float">
            <text:p><text:s/>748 <text:s/></text:p>
          </table:table-cell>
          <table:table-cell table:style-name="ce43" office:value-type="float" office:value="66.3" calcext:value-type="float">
            <text:p><text:s/>6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94.5" calcext:value-type="float">
            <text:p><text:s/>2,69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57248.976" calcext:value-type="float">
            <text:p><text:s/>2,457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57248.976" calcext:value-type="float">
            <text:p><text:s/>2,457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57248.976" calcext:value-type="float">
            <text:p>( 2,457,24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6494.6" calcext:value-type="float">
            <text:p><text:s/>2,866,4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636.48" calcext:value-type="float">
            <text:p><text:s/>213,636 <text:s/></text:p>
          </table:table-cell>
          <table:table-cell table:style-name="ce42" office:value-type="float" office:value="78650" calcext:value-type="float">
            <text:p><text:s/>78,650 <text:s/></text:p>
          </table:table-cell>
          <table:table-cell table:style-name="ce42" office:value-type="float" office:value="236022.771448734" calcext:value-type="float">
            <text:p><text:s/>236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03.06" calcext:value-type="float">
            <text:p><text:s/>5,603 <text:s/></text:p>
          </table:table-cell>
          <table:table-cell table:style-name="ce42" office:value-type="float" office:value="291279.6" calcext:value-type="float">
            <text:p><text:s/>291,2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84945.2" calcext:value-type="float">
            <text:p><text:s/>184,945 <text:s/></text:p>
          </table:table-cell>
          <table:table-cell table:style-name="ce42" office:value-type="float" office:value="501090.88" calcext:value-type="float">
            <text:p><text:s/>501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043.52" calcext:value-type="float">
            <text:p><text:s/>193,044 <text:s/></text:p>
          </table:table-cell>
          <table:table-cell table:style-name="ce42" office:value-type="float" office:value="44527" calcext:value-type="float">
            <text:p><text:s/>44,527 <text:s/></text:p>
          </table:table-cell>
          <table:table-cell table:style-name="ce42" office:value-type="float" office:value="10071.3463109158" calcext:value-type="float">
            <text:p><text:s/>10,0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96.98" calcext:value-type="float">
            <text:p><text:s/>19,097 <text:s/></text:p>
          </table:table-cell>
          <table:table-cell table:style-name="ce42" office:value-type="float" office:value="139682.982608696" calcext:value-type="float">
            <text:p><text:s/>139,6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40003.6" calcext:value-type="float">
            <text:p><text:s/>140,004 <text:s/></text:p>
          </table:table-cell>
          <table:table-cell table:style-name="ce42" office:value-type="float" office:value="1754992" calcext:value-type="float">
            <text:p><text:s/>1,754,9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9.68" calcext:value-type="float">
            <text:p><text:s/>2,0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52195.1816" calcext:value-type="float">
            <text:p><text:s/>-152,195 <text:s/></text:p>
          </table:table-cell>
          <table:table-cell table:style-name="ce42" office:value-type="float" office:value="-381544.24" calcext:value-type="float">
            <text:p><text:s/>-381,5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45.3988118812" calcext:value-type="float">
            <text:p><text:s/>14,045 <text:s/></text:p>
          </table:table-cell>
          <table:table-cell table:style-name="ce42" office:value-type="float" office:value="16498" calcext:value-type="float">
            <text:p><text:s/>16,498 <text:s/></text:p>
          </table:table-cell>
          <table:table-cell table:style-name="ce42" office:value-type="float" office:value="-11131.96" calcext:value-type="float">
            <text:p><text:s/>-11,1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0007.18" calcext:value-type="float">
            <text:p><text:s/>-20,007 <text:s/></text:p>
          </table:table-cell>
          <table:table-cell table:style-name="ce42" office:value-type="float" office:value="-77002.376" calcext:value-type="float">
            <text:p><text:s/>-77,0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72753.6184" calcext:value-type="float">
            <text:p><text:s/>-172,754 <text:s/></text:p>
          </table:table-cell>
          <table:table-cell table:style-name="ce43" office:value-type="float" office:value="991955.96" calcext:value-type="float">
            <text:p><text:s/>991,95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547.88118811882" calcext:value-type="float">
            <text:p><text:s/>4,548 <text:s/></text:p>
          </table:table-cell>
          <table:table-cell table:style-name="ce43" office:value-type="float" office:value="17625" calcext:value-type="float">
            <text:p><text:s/>17,625 <text:s/></text:p>
          </table:table-cell>
          <table:table-cell table:style-name="ce43" office:value-type="float" office:value="237083.385137819" calcext:value-type="float">
            <text:p><text:s/>237,08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513.26" calcext:value-type="float">
            <text:p><text:s/>6,513 <text:s/></text:p>
          </table:table-cell>
          <table:table-cell table:style-name="ce43" office:value-type="float" office:value="228598.993391304" calcext:value-type="float">
            <text:p><text:s/>228,5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6214.08" calcext:value-type="float">
            <text:p><text:s/>46,214 <text:s/></text:p>
          </table:table-cell>
          <table:table-cell table:style-name="ce42" office:value-type="float" office:value="1206505.48" calcext:value-type="float">
            <text:p><text:s/>1,206,5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25.6" calcext:value-type="float">
            <text:p><text:s/>2,626 <text:s/></text:p>
          </table:table-cell>
          <table:table-cell table:style-name="ce42" office:value-type="float" office:value="4" calcext:value-type="float">
            <text:p><text:s/>4 <text:s/></text:p>
          </table:table-cell>
          <table:table-cell table:style-name="ce42" office:value-type="float" office:value="1397.72" calcext:value-type="float">
            <text:p><text:s/>1,3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179.38" calcext:value-type="float">
            <text:p><text:s/>289,1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46519.42390105" calcext:value-type="float">
            <text:p><text:s/>346,519 <text:s/></text:p>
          </table:table-cell>
          <table:table-cell table:style-name="ce42" office:value-type="float" office:value="5368547.28478687" calcext:value-type="float">
            <text:p><text:s/>5,368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6461.28" calcext:value-type="float">
            <text:p><text:s/>346,461 <text:s/></text:p>
          </table:table-cell>
          <table:table-cell table:style-name="ce42" office:value-type="float" office:value="5019517.24" calcext:value-type="float">
            <text:p><text:s/>5,019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8.1439010504" calcext:value-type="float">
            <text:p><text:s/>58 <text:s/></text:p>
          </table:table-cell>
          <table:table-cell table:style-name="ce43" office:value-type="float" office:value="349030.044786871" calcext:value-type="float">
            <text:p><text:s/>349,03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793976.88" calcext:value-type="float">
            <text:p><text:s/>4,793,977 <text:s/></text:p>
          </table:table-cell>
          <table:table-cell table:style-name="ce42" office:value-type="float" office:value="11258268.16" calcext:value-type="float">
            <text:p><text:s/>11,258,2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612.198019802" calcext:value-type="float">
            <text:p><text:s/>263,612 <text:s/></text:p>
          </table:table-cell>
          <table:table-cell table:style-name="ce42" office:value-type="float" office:value="693687" calcext:value-type="float">
            <text:p><text:s/>693,687 <text:s/></text:p>
          </table:table-cell>
          <table:table-cell table:style-name="ce42" office:value-type="float" office:value="51502.33" calcext:value-type="float">
            <text:p><text:s/>51,5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425.26" calcext:value-type="float">
            <text:p><text:s/>114,425 <text:s/></text:p>
          </table:table-cell>
          <table:table-cell table:style-name="ce42" office:value-type="float" office:value="1336050.64352174" calcext:value-type="float">
            <text:p><text:s/>1,336,0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756911.3832" calcext:value-type="float">
            <text:p><text:s/>4,756,911 <text:s/></text:p>
          </table:table-cell>
          <table:table-cell table:style-name="ce42" office:value-type="float" office:value="11258268.16" calcext:value-type="float">
            <text:p><text:s/>11,258,2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612.198019802" calcext:value-type="float">
            <text:p><text:s/>263,612 <text:s/></text:p>
          </table:table-cell>
          <table:table-cell table:style-name="ce42" office:value-type="float" office:value="693687" calcext:value-type="float">
            <text:p><text:s/>693,687 <text:s/></text:p>
          </table:table-cell>
          <table:table-cell table:style-name="ce42" office:value-type="float" office:value="51502.33" calcext:value-type="float">
            <text:p><text:s/>51,5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425.26" calcext:value-type="float">
            <text:p><text:s/>114,425 <text:s/></text:p>
          </table:table-cell>
          <table:table-cell table:style-name="ce42" office:value-type="float" office:value="1293676.61392174" calcext:value-type="float">
            <text:p><text:s/>1,293,67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7065.4968" calcext:value-type="float">
            <text:p><text:s/>37,06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42374.0296" calcext:value-type="float">
            <text:p><text:s/>42,3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571.2" calcext:value-type="float">
            <text:p><text:s/>30,571 <text:s/></text:p>
          </table:table-cell>
          <table:table-cell table:style-name="ce42" office:value-type="float" office:value="380505.628015756" calcext:value-type="float">
            <text:p><text:s/>380,5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2.88" calcext:value-type="float">
            <text:p><text:s/>23 <text:s/></text:p>
          </table:table-cell>
          <table:table-cell table:style-name="ce42" office:value-type="float" office:value="115.92" calcext:value-type="float">
            <text:p><text:s/>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2.88" calcext:value-type="float">
            <text:p><text:s/>133 <text:s/></text:p>
          </table:table-cell>
          <table:table-cell table:style-name="ce42" office:value-type="float" office:value="10318.72" calcext:value-type="float">
            <text:p><text:s/>10,3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0383.76" calcext:value-type="float">
            <text:p><text:s/>30,384 <text:s/></text:p>
          </table:table-cell>
          <table:table-cell table:style-name="ce42" office:value-type="float" office:value="370070.988015756" calcext:value-type="float">
            <text:p><text:s/>370,0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1.68" calcext:value-type="float">
            <text:p><text:s/>3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197918.55769895" calcext:value-type="float">
            <text:p><text:s/>4,197,919 <text:s/></text:p>
          </table:table-cell>
          <table:table-cell table:style-name="ce44" office:value-type="float" office:value="5294665.72719737" calcext:value-type="float">
            <text:p><text:s/>5,294,6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5534.479207921" calcext:value-type="float">
            <text:p><text:s/>265,534 <text:s/></text:p>
          </table:table-cell>
          <table:table-cell table:style-name="ce44" office:value-type="float" office:value="711308" calcext:value-type="float">
            <text:p><text:s/>711,308 <text:s/></text:p>
          </table:table-cell>
          <table:table-cell table:style-name="ce44" office:value-type="float" office:value="287187.995137819" calcext:value-type="float">
            <text:p><text:s/>287,18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0938.52" calcext:value-type="float">
            <text:p><text:s/>120,939 <text:s/></text:p>
          </table:table-cell>
          <table:table-cell table:style-name="ce44" office:value-type="float" office:value="1275470.25691304" calcext:value-type="float">
            <text:p><text:s/>1,275,47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97918.55769895" calcext:value-type="float">
            <text:p><text:s/>4,197,919 <text:s/></text:p>
          </table:table-cell>
          <table:table-cell table:style-name="ce44" office:value-type="float" office:value="5294665.72719737" calcext:value-type="float">
            <text:p><text:s/>5,294,666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6243.4" calcext:value-type="float">
            <text:p><text:s/>96,243 <text:s/></text:p>
          </table:table-cell>
          <table:table-cell table:style-name="ce44" office:value-type="float" office:value="4372.614" calcext:value-type="float">
            <text:p><text:s/>4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6758.31769895" calcext:value-type="float">
            <text:p><text:s/>196,758 <text:s/></text:p>
          </table:table-cell>
          <table:table-cell table:style-name="ce42" office:value-type="float" office:value="4726803.08719737" calcext:value-type="float">
            <text:p><text:s/>4,726,8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243.4" calcext:value-type="float">
            <text:p><text:s/>96,243 <text:s/></text:p>
          </table:table-cell>
          <table:table-cell table:style-name="ce42" office:value-type="float" office:value="4372.614" calcext:value-type="float">
            <text:p><text:s/>4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7098.4" calcext:value-type="float">
            <text:p><text:s/>17,098 <text:s/></text:p>
          </table:table-cell>
          <table:table-cell table:style-name="ce42" office:value-type="float" office:value="13552.52" calcext:value-type="float">
            <text:p><text:s/>13,5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789.28" calcext:value-type="float">
            <text:p><text:s/>14,789 <text:s/></text:p>
          </table:table-cell>
          <table:table-cell table:style-name="ce42" office:value-type="float" office:value="407507.924777801" calcext:value-type="float">
            <text:p><text:s/>407,5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726.5346156896" calcext:value-type="float">
            <text:p><text:s/>3,727 <text:s/></text:p>
          </table:table-cell>
          <table:table-cell table:style-name="ce42" office:value-type="float" office:value="952438.972586764" calcext:value-type="float">
            <text:p><text:s/>952,4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0" calcext:value-type="float">
            <text:p><text:s/>110 <text:s/></text:p>
          </table:table-cell>
          <table:table-cell table:style-name="ce42" office:value-type="float" office:value="26196.08" calcext:value-type="float">
            <text:p><text:s/>26,1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59.04" calcext:value-type="float">
            <text:p><text:s/>359 <text:s/></text:p>
          </table:table-cell>
          <table:table-cell table:style-name="ce42" office:value-type="float" office:value="7293.76" calcext:value-type="float">
            <text:p><text:s/>7,2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438.8481914312" calcext:value-type="float">
            <text:p><text:s/>1,439 <text:s/></text:p>
          </table:table-cell>
          <table:table-cell table:style-name="ce42" office:value-type="float" office:value="392335.53944381" calcext:value-type="float">
            <text:p><text:s/>392,3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62" calcext:value-type="float">
            <text:p><text:s/>462 <text:s/></text:p>
          </table:table-cell>
          <table:table-cell table:style-name="ce42" office:value-type="float" office:value="1785.72" calcext:value-type="float">
            <text:p><text:s/>1,7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9913.7307591088" calcext:value-type="float">
            <text:p><text:s/>39,914 <text:s/></text:p>
          </table:table-cell>
          <table:table-cell table:style-name="ce42" office:value-type="float" office:value="1032496.31118159" calcext:value-type="float">
            <text:p><text:s/>1,032,4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9913.7307591088" calcext:value-type="float">
            <text:p><text:s/>39,914 <text:s/></text:p>
          </table:table-cell>
          <table:table-cell table:style-name="ce42" office:value-type="float" office:value="1011799.53441573" calcext:value-type="float">
            <text:p><text:s/>1,011,8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8389.7491591088" calcext:value-type="float">
            <text:p>( 18,390 <text:s/>)</text:p>
          </table:table-cell>
          <table:table-cell table:style-name="ce45" office:value-type="float" office:value="1004935.89193145" calcext:value-type="float">
            <text:p>( 1,004,93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1523.9816" calcext:value-type="float">
            <text:p>( 21,524 <text:s/>)</text:p>
          </table:table-cell>
          <table:table-cell table:style-name="ce45" office:value-type="float" office:value="6863.6424842764" calcext:value-type="float">
            <text:p>( 6,86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96.7767815732" calcext:value-type="float">
            <text:p><text:s/>20,6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57136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026.56" calcext:value-type="float">
            <text:p><text:s/>5,027 <text:s/></text:p>
          </table:table-cell>
          <table:table-cell table:style-name="ce42" office:value-type="float" office:value="119079.28" calcext:value-type="float">
            <text:p><text:s/>119,0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56.08" calcext:value-type="float">
            <text:p><text:s/>256 <text:s/></text:p>
          </table:table-cell>
          <table:table-cell table:style-name="ce42" office:value-type="float" office:value="96424.0310802" calcext:value-type="float">
            <text:p><text:s/>96,4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325.60413448" calcext:value-type="float">
            <text:p><text:s/>2,326 <text:s/></text:p>
          </table:table-cell>
          <table:table-cell table:style-name="ce46" office:value-type="float" office:value="185025.77373032" calcext:value-type="float">
            <text:p><text:s/>185,02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9964" calcext:value-type="float">
            <text:p><text:s/>29,964 <text:s/></text:p>
          </table:table-cell>
          <table:table-cell table:style-name="ce42" office:value-type="float" office:value="458816.88" calcext:value-type="float">
            <text:p><text:s/>458,8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243.4" calcext:value-type="float">
            <text:p><text:s/>96,2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2712.8" calcext:value-type="float">
            <text:p><text:s/>22,713 <text:s/></text:p>
          </table:table-cell>
          <table:table-cell table:style-name="ce42" office:value-type="float" office:value="55180.68" calcext:value-type="float">
            <text:p><text:s/>55,1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123.6" calcext:value-type="float">
            <text:p><text:s/>63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251.2" calcext:value-type="float">
            <text:p><text:s/>7,251 <text:s/></text:p>
          </table:table-cell>
          <table:table-cell table:style-name="ce42" office:value-type="float" office:value="403636.2" calcext:value-type="float">
            <text:p><text:s/>403,6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19.8" calcext:value-type="float">
            <text:p><text:s/>33,1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50.8" calcext:value-type="float">
            <text:p>( 251 <text:s/>)</text:p>
          </table:table-cell>
          <table:table-cell table:style-name="ce45" office:value-type="float" office:value="33030.76" calcext:value-type="float">
            <text:p>( 33,03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242.24" calcext:value-type="float">
            <text:p>( 2,242 <text:s/>)</text:p>
          </table:table-cell>
          <table:table-cell table:style-name="ce47" office:value-type="float" office:value="225705.44" calcext:value-type="float">
            <text:p>( 225,70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109.44" calcext:value-type="float">
            <text:p><text:s/>10,109 <text:s/></text:p>
          </table:table-cell>
          <table:table-cell table:style-name="ce42" office:value-type="float" office:value="750395.5344" calcext:value-type="float">
            <text:p><text:s/>750,3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72.614" calcext:value-type="float">
            <text:p><text:s/>4,37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115.04" calcext:value-type="float">
            <text:p><text:s/>9,115 <text:s/></text:p>
          </table:table-cell>
          <table:table-cell table:style-name="ce42" office:value-type="float" office:value="691974.6144" calcext:value-type="float">
            <text:p><text:s/>691,9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72.614" calcext:value-type="float">
            <text:p><text:s/>4,37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994.4" calcext:value-type="float">
            <text:p><text:s/>994 <text:s/></text:p>
          </table:table-cell>
          <table:table-cell table:style-name="ce42" office:value-type="float" office:value="58420.92" calcext:value-type="float">
            <text:p><text:s/>58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68.24" calcext:value-type="float">
            <text:p><text:s/>2,968 <text:s/></text:p>
          </table:table-cell>
          <table:table-cell table:style-name="ce42" office:value-type="float" office:value="64781.8" calcext:value-type="float">
            <text:p><text:s/>64,7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14.8" calcext:value-type="float">
            <text:p><text:s/>1,615 <text:s/></text:p>
          </table:table-cell>
          <table:table-cell table:style-name="ce46" office:value-type="float" office:value="14121.08" calcext:value-type="float">
            <text:p><text:s/>14,12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511.43999824" calcext:value-type="float">
            <text:p><text:s/>5,511 <text:s/></text:p>
          </table:table-cell>
          <table:table-cell table:style-name="ce42" office:value-type="float" office:value="48773.7999968904" calcext:value-type="float">
            <text:p><text:s/>48,7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0340.88" calcext:value-type="float">
            <text:p><text:s/>10,341 <text:s/></text:p>
          </table:table-cell>
          <table:table-cell table:style-name="ce42" office:value-type="float" office:value="31421.68" calcext:value-type="float">
            <text:p><text:s/>31,4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128.72" calcext:value-type="float">
            <text:p><text:s/>2,129 <text:s/></text:p>
          </table:table-cell>
          <table:table-cell table:style-name="ce42" office:value-type="float" office:value="21543.64" calcext:value-type="float">
            <text:p><text:s/>21,5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4.32" calcext:value-type="float">
            <text:p><text:s/>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8580.4" calcext:value-type="float">
            <text:p><text:s/>48,580 <text:s/></text:p>
          </table:table-cell>
          <table:table-cell table:style-name="ce42" office:value-type="float" office:value="102812.76" calcext:value-type="float">
            <text:p><text:s/>102,8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946560.32" calcext:value-type="float">
            <text:p><text:s/>2,946,560 <text:s/></text:p>
          </table:table-cell>
          <table:table-cell table:style-name="ce42" office:value-type="float" office:value="191407.84" calcext:value-type="float">
            <text:p><text:s/>191,4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804552.96" calcext:value-type="float">
            <text:p><text:s/>2,804,5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6525.6" calcext:value-type="float">
            <text:p><text:s/>46,52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5481.76" calcext:value-type="float">
            <text:p><text:s/>95,482 <text:s/></text:p>
          </table:table-cell>
          <table:table-cell table:style-name="ce42" office:value-type="float" office:value="191407.84" calcext:value-type="float">
            <text:p><text:s/>191,4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39924.24" calcext:value-type="float">
            <text:p><text:s/>739,924 <text:s/></text:p>
          </table:table-cell>
          <table:table-cell table:style-name="ce42" office:value-type="float" office:value="116908.08" calcext:value-type="float">
            <text:p><text:s/>116,9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866.8" calcext:value-type="float">
            <text:p><text:s/>867 <text:s/></text:p>
          </table:table-cell>
          <table:table-cell table:style-name="ce42" office:value-type="float" office:value="828.92" calcext:value-type="float">
            <text:p><text:s/>8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39057.44" calcext:value-type="float">
            <text:p><text:s/>739,057 <text:s/></text:p>
          </table:table-cell>
          <table:table-cell table:style-name="ce43" office:value-type="float" office:value="116079.16" calcext:value-type="float">
            <text:p><text:s/>116,07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4675.68" calcext:value-type="float">
            <text:p><text:s/>314,676 <text:s/></text:p>
          </table:table-cell>
          <table:table-cell table:style-name="ce42" office:value-type="float" office:value="259546.72" calcext:value-type="float">
            <text:p><text:s/>259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6190.64" calcext:value-type="float">
            <text:p><text:s/>56,191 <text:s/></text:p>
          </table:table-cell>
          <table:table-cell table:style-name="ce42" office:value-type="float" office:value="69333.04" calcext:value-type="float">
            <text:p><text:s/>69,3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841.84" calcext:value-type="float">
            <text:p><text:s/>1,842 <text:s/></text:p>
          </table:table-cell>
          <table:table-cell table:style-name="ce42" office:value-type="float" office:value="1855.64" calcext:value-type="float">
            <text:p><text:s/>1,8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986.32" calcext:value-type="float">
            <text:p><text:s/>6,986 <text:s/></text:p>
          </table:table-cell>
          <table:table-cell table:style-name="ce42" office:value-type="float" office:value="342.24" calcext:value-type="float">
            <text:p><text:s/>3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43.52" calcext:value-type="float">
            <text:p><text:s/>44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026.96" calcext:value-type="float">
            <text:p><text:s/>1,027 <text:s/></text:p>
          </table:table-cell>
          <table:table-cell table:style-name="ce42" office:value-type="float" office:value="1293.52" calcext:value-type="float">
            <text:p><text:s/>1,2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7899.92" calcext:value-type="float">
            <text:p><text:s/>177,900 <text:s/></text:p>
          </table:table-cell>
          <table:table-cell table:style-name="ce42" office:value-type="float" office:value="153284.88" calcext:value-type="float">
            <text:p><text:s/>153,2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0286.48" calcext:value-type="float">
            <text:p><text:s/>70,286 <text:s/></text:p>
          </table:table-cell>
          <table:table-cell table:style-name="ce43" office:value-type="float" office:value="33437.4" calcext:value-type="float">
            <text:p><text:s/>33,43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34.479207921" calcext:value-type="float">
            <text:p><text:s/>265,534 <text:s/></text:p>
          </table:table-cell>
          <table:table-cell table:style-name="ce42" office:value-type="float" office:value="711308" calcext:value-type="float">
            <text:p><text:s/>711,308 <text:s/></text:p>
          </table:table-cell>
          <table:table-cell table:style-name="ce42" office:value-type="float" office:value="287187.995137819" calcext:value-type="float">
            <text:p><text:s/>287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95.12" calcext:value-type="float">
            <text:p><text:s/>24,695 <text:s/></text:p>
          </table:table-cell>
          <table:table-cell table:style-name="ce42" office:value-type="float" office:value="1271097.64291304" calcext:value-type="float">
            <text:p><text:s/>1,271,0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34.479207921" calcext:value-type="float">
            <text:p><text:s/>265,534 <text:s/></text:p>
          </table:table-cell>
          <table:table-cell table:style-name="ce42" office:value-type="float" office:value="711308" calcext:value-type="float">
            <text:p><text:s/>711,308 <text:s/></text:p>
          </table:table-cell>
          <table:table-cell table:style-name="ce42" office:value-type="float" office:value="287187.995137819" calcext:value-type="float">
            <text:p><text:s/>287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95.12" calcext:value-type="float">
            <text:p><text:s/>24,695 <text:s/></text:p>
          </table:table-cell>
          <table:table-cell table:style-name="ce42" office:value-type="float" office:value="1271097.64291304" calcext:value-type="float">
            <text:p><text:s/>1,271,0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556969.37912938" calcext:value-type="float">
            <text:p><text:s/>1,556,969 <text:s/></text:p>
          </table:table-cell>
          <table:table-cell table:style-name="ce42" office:value-type="float" office:value="24774896.8164636" calcext:value-type="float">
            <text:p><text:s/>24,774,8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56620.70363438" calcext:value-type="float">
            <text:p><text:s/>1,556,621 <text:s/></text:p>
          </table:table-cell>
          <table:table-cell table:style-name="ce42" office:value-type="float" office:value="22698928.7693656" calcext:value-type="float">
            <text:p><text:s/>22,698,9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48.675495" calcext:value-type="float">
            <text:p><text:s/>349 <text:s/></text:p>
          </table:table-cell>
          <table:table-cell table:style-name="ce42" office:value-type="float" office:value="2075968.047098" calcext:value-type="float">
            <text:p><text:s/>2,075,9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62186.4" calcext:value-type="float">
            <text:p><text:s/>662,18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73694.5737699486" calcext:value-type="float">
            <text:p><text:s/>73,695 <text:s/></text:p>
          </table:table-cell>
          <table:table-cell table:number-columns-repeated="2" table:style-name="ce41" office:value-type="float" office:value="46346.8676739486" calcext:value-type="float">
            <text:p><text:s/>46,347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7347.706096" calcext:value-type="float">
            <text:p><text:s/>27,34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090801.7" calcext:value-type="float">
            <text:p><text:s/>2,090,8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0801.7" calcext:value-type="float">
            <text:p><text:s/>2,090,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78136.6" calcext:value-type="float">
            <text:p><text:s/>278,137 <text:s/></text:p>
          </table:table-cell>
          <table:table-cell table:style-name="ce42" office:value-type="float" office:value="119644.8" calcext:value-type="float">
            <text:p><text:s/>119,645 <text:s/></text:p>
          </table:table-cell>
          <table:table-cell table:style-name="ce42" office:value-type="float" office:value="158491.8" calcext:value-type="float">
            <text:p><text:s/>158,4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474851.5" calcext:value-type="float">
            <text:p><text:s/>2,474,852 <text:s/></text:p>
          </table:table-cell>
          <table:table-cell table:style-name="ce43" office:value-type="float" office:value="542541.6" calcext:value-type="float">
            <text:p><text:s/>542,542 <text:s/></text:p>
          </table:table-cell>
          <table:table-cell table:style-name="ce43" office:value-type="float" office:value="1932309.9" calcext:value-type="float">
            <text:p><text:s/>1,932,310 <text:s/></text:p>
          </table:table-cell>
          <table:table-cell table:style-name="ce43" office:value-type="float" office:value="73694.5737699486" calcext:value-type="float">
            <text:p><text:s/>73,695 <text:s/></text:p>
          </table:table-cell>
          <table:table-cell table:number-columns-repeated="2" table:style-name="ce43" office:value-type="float" office:value="46346.8676739486" calcext:value-type="float">
            <text:p><text:s/>46,34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347.706096" calcext:value-type="float">
            <text:p><text:s/>27,3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006493.3" calcext:value-type="float">
            <text:p><text:s/>2,006,4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6493.3" calcext:value-type="float">
            <text:p><text:s/>2,006,4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59888.543646232" calcext:value-type="float">
            <text:p><text:s/>559,889 <text:s/></text:p>
          </table:table-cell>
          <table:table-cell table:style-name="ce42" office:value-type="float" office:value="2286.13875" calcext:value-type="float">
            <text:p><text:s/>2,286 <text:s/></text:p>
          </table:table-cell>
          <table:table-cell table:style-name="ce42" office:value-type="float" office:value="557602.404896232" calcext:value-type="float">
            <text:p><text:s/>557,602 <text:s/></text:p>
          </table:table-cell>
          <table:table-cell table:style-name="ce42" office:value-type="float" office:value="68225.032555841" calcext:value-type="float">
            <text:p><text:s/>68,225 <text:s/></text:p>
          </table:table-cell>
          <table:table-cell table:number-columns-repeated="2" table:style-name="ce42" office:value-type="float" office:value="46346.867679041" calcext:value-type="float">
            <text:p><text:s/>46,3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78.1648768" calcext:value-type="float">
            <text:p><text:s/>21,8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35829.4" calcext:value-type="float">
            <text:p><text:s/>535,8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5829.4" calcext:value-type="float">
            <text:p><text:s/>535,8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4059.143646232" calcext:value-type="float">
            <text:p><text:s/>24,059 <text:s/></text:p>
          </table:table-cell>
          <table:table-cell table:style-name="ce43" office:value-type="float" office:value="2286.13875" calcext:value-type="float">
            <text:p><text:s/>2,286 <text:s/></text:p>
          </table:table-cell>
          <table:table-cell table:style-name="ce43" office:value-type="float" office:value="21773.004896232" calcext:value-type="float">
            <text:p><text:s/>21,773 <text:s/></text:p>
          </table:table-cell>
          <table:table-cell table:style-name="ce43" office:value-type="float" office:value="68225.032555841" calcext:value-type="float">
            <text:p><text:s/>68,225 <text:s/></text:p>
          </table:table-cell>
          <table:table-cell table:number-columns-repeated="2" table:style-name="ce43" office:value-type="float" office:value="46346.867679041" calcext:value-type="float">
            <text:p><text:s/>46,34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878.1648768" calcext:value-type="float">
            <text:p><text:s/>21,8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98637.2" calcext:value-type="float">
            <text:p><text:s/>1,998,637 <text:s/></text:p>
          </table:table-cell>
          <table:table-cell table:style-name="ce42" office:value-type="float" office:value="653198.4" calcext:value-type="float">
            <text:p><text:s/>653,198 <text:s/></text:p>
          </table:table-cell>
          <table:table-cell table:style-name="ce42" office:value-type="float" office:value="1345438.8" calcext:value-type="float">
            <text:p><text:s/>1,345,4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98637.2" calcext:value-type="float">
            <text:p><text:s/>1,998,637 <text:s/></text:p>
          </table:table-cell>
          <table:table-cell table:style-name="ce43" office:value-type="float" office:value="653198.4" calcext:value-type="float">
            <text:p><text:s/>653,198 <text:s/></text:p>
          </table:table-cell>
          <table:table-cell table:style-name="ce43" office:value-type="float" office:value="1345438.8" calcext:value-type="float">
            <text:p><text:s/>1,345,43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58212.09208302" calcext:value-type="float">
            <text:p><text:s/>658,212 <text:s/></text:p>
          </table:table-cell>
          <table:table-cell table:style-name="ce42" office:value-type="float" office:value="27156" calcext:value-type="float">
            <text:p><text:s/>27,156 <text:s/></text:p>
          </table:table-cell>
          <table:table-cell table:style-name="ce42" office:value-type="float" office:value="631056.09208302" calcext:value-type="float">
            <text:p><text:s/>631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58212.09208302" calcext:value-type="float">
            <text:p><text:s/>658,212 <text:s/></text:p>
          </table:table-cell>
          <table:table-cell table:style-name="ce42" office:value-type="float" office:value="27156" calcext:value-type="float">
            <text:p><text:s/>27,156 <text:s/></text:p>
          </table:table-cell>
          <table:table-cell table:style-name="ce42" office:value-type="float" office:value="631056.09208302" calcext:value-type="float">
            <text:p><text:s/>631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248894.76427075" calcext:value-type="float">
            <text:p><text:s/>1,248,895 <text:s/></text:p>
          </table:table-cell>
          <table:table-cell table:style-name="ce44" office:value-type="float" office:value="1166297.86125" calcext:value-type="float">
            <text:p><text:s/>1,166,298 <text:s/></text:p>
          </table:table-cell>
          <table:table-cell table:style-name="ce44" office:value-type="float" office:value="82596.903020748" calcext:value-type="float">
            <text:p><text:s/>82,597 <text:s/></text:p>
          </table:table-cell>
          <table:table-cell table:style-name="ce44" office:value-type="float" office:value="5469.54121410759" calcext:value-type="float">
            <text:p><text:s/>5,470 <text:s/></text:p>
          </table:table-cell>
          <table:table-cell table:number-columns-repeated="2" table:style-name="ce44" office:value-type="float" office:value="-0.00000509241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69.5412192" calcext:value-type="float">
            <text:p><text:s/>5,47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80219.564270748" calcext:value-type="float">
            <text:p><text:s/>980,220 <text:s/></text:p>
          </table:table-cell>
          <table:table-cell table:style-name="ce44" office:value-type="float" office:value="897622.66125" calcext:value-type="float">
            <text:p><text:s/>897,623 <text:s/></text:p>
          </table:table-cell>
          <table:table-cell table:style-name="ce44" office:value-type="float" office:value="82596.903020748" calcext:value-type="float">
            <text:p><text:s/>82,597 <text:s/></text:p>
          </table:table-cell>
          <table:table-cell table:style-name="ce44" office:value-type="float" office:value="5469.54121410759" calcext:value-type="float">
            <text:p><text:s/>5,470 <text:s/></text:p>
          </table:table-cell>
          <table:table-cell table:number-columns-repeated="2" table:style-name="ce44" office:value-type="float" office:value="-0.00000509241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69.5412192" calcext:value-type="float">
            <text:p><text:s/>5,4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1301.564270748" calcext:value-type="float">
            <text:p><text:s/>371,302 <text:s/></text:p>
          </table:table-cell>
          <table:table-cell table:style-name="ce42" office:value-type="float" office:value="315924.26125" calcext:value-type="float">
            <text:p><text:s/>315,924 <text:s/></text:p>
          </table:table-cell>
          <table:table-cell table:style-name="ce42" office:value-type="float" office:value="55377.303020748" calcext:value-type="float">
            <text:p><text:s/>55,377 <text:s/></text:p>
          </table:table-cell>
          <table:table-cell table:style-name="ce42" office:value-type="float" office:value="5469.54121410759" calcext:value-type="float">
            <text:p><text:s/>5,470 <text:s/></text:p>
          </table:table-cell>
          <table:table-cell table:number-columns-repeated="2" table:style-name="ce42" office:value-type="float" office:value="-0.00000509241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69.5412192" calcext:value-type="float">
            <text:p><text:s/>5,4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2878.66125" calcext:value-type="float">
            <text:p><text:s/>12,8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1805.6" calcext:value-type="float">
            <text:p><text:s/>1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509241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7164.903020748" calcext:value-type="float">
            <text:p><text:s/>37,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64.903020748" calcext:value-type="float">
            <text:p><text:s/>37,1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7164.903020748" calcext:value-type="float">
            <text:p><text:s/>37,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64.903020748" calcext:value-type="float">
            <text:p><text:s/>37,1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7164.903020748" calcext:value-type="float">
            <text:p>( 37,16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164.903020748" calcext:value-type="float">
            <text:p>( 37,16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3973.6" calcext:value-type="float">
            <text:p><text:s/>3,9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24" calcext:value-type="float">
            <text:p><text:s/>22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53945.6" calcext:value-type="float">
            <text:p><text:s/>253,9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53945.6" calcext:value-type="float">
            <text:p><text:s/>253,9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23999.2" calcext:value-type="float">
            <text:p>( 123,99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3736.8" calcext:value-type="float">
            <text:p>( 33,73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662.5" calcext:value-type="float">
            <text:p><text:s/>17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62.5" calcext:value-type="float">
            <text:p><text:s/>17,6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662.5" calcext:value-type="float">
            <text:p><text:s/>17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62.5" calcext:value-type="float">
            <text:p><text:s/>17,6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788" calcext:value-type="float">
            <text:p><text:s/>2,7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19.2" calcext:value-type="float">
            <text:p><text:s/>71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9781.2" calcext:value-type="float">
            <text:p><text:s/>39,781 <text:s/></text:p>
          </table:table-cell>
          <table:table-cell table:style-name="ce42" office:value-type="float" office:value="39439.2" calcext:value-type="float">
            <text:p><text:s/>39,439 <text:s/></text:p>
          </table:table-cell>
          <table:table-cell table:style-name="ce42" office:value-type="float" office:value="342" calcext:value-type="float">
            <text:p><text:s/>3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07.9" calcext:value-type="float">
            <text:p><text:s/>2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.9" calcext:value-type="float">
            <text:p><text:s/>2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50.4" calcext:value-type="float">
            <text:p><text:s/>1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9.5412192" calcext:value-type="float">
            <text:p><text:s/>5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69.5412192" calcext:value-type="float">
            <text:p><text:s/>5,4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27231.4" calcext:value-type="float">
            <text:p><text:s/>127,231 <text:s/></text:p>
          </table:table-cell>
          <table:table-cell table:style-name="ce42" office:value-type="float" office:value="106104.8" calcext:value-type="float">
            <text:p><text:s/>106,105 <text:s/></text:p>
          </table:table-cell>
          <table:table-cell table:style-name="ce42" office:value-type="float" office:value="21126.6" calcext:value-type="float">
            <text:p><text:s/>21,1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08877.9" calcext:value-type="float">
            <text:p><text:s/>108,878 <text:s/></text:p>
          </table:table-cell>
          <table:table-cell table:style-name="ce42" office:value-type="float" office:value="93481.6" calcext:value-type="float">
            <text:p><text:s/>93,482 <text:s/></text:p>
          </table:table-cell>
          <table:table-cell table:style-name="ce42" office:value-type="float" office:value="15396.3" calcext:value-type="float">
            <text:p><text:s/>15,3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158.2" calcext:value-type="float">
            <text:p><text:s/>16,158 <text:s/></text:p>
          </table:table-cell>
          <table:table-cell table:style-name="ce42" office:value-type="float" office:value="10558.4" calcext:value-type="float">
            <text:p><text:s/>10,558 <text:s/></text:p>
          </table:table-cell>
          <table:table-cell table:style-name="ce42" office:value-type="float" office:value="5599.8" calcext:value-type="float">
            <text:p><text:s/>5,6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195.3" calcext:value-type="float">
            <text:p><text:s/>2,195 <text:s/></text:p>
          </table:table-cell>
          <table:table-cell table:style-name="ce43" office:value-type="float" office:value="2064.8" calcext:value-type="float">
            <text:p><text:s/>2,065 <text:s/></text:p>
          </table:table-cell>
          <table:table-cell table:style-name="ce43" office:value-type="float" office:value="130.5" calcext:value-type="float">
            <text:p><text:s/>13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81686.6" calcext:value-type="float">
            <text:p><text:s/>481,687 <text:s/></text:p>
          </table:table-cell>
          <table:table-cell table:style-name="ce44" office:value-type="float" office:value="475593.6" calcext:value-type="float">
            <text:p><text:s/>475,594 <text:s/></text:p>
          </table:table-cell>
          <table:table-cell table:style-name="ce44" office:value-type="float" office:value="6093" calcext:value-type="float">
            <text:p><text:s/>6,09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68675.2" calcext:value-type="float">
            <text:p><text:s/>268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68675.2" calcext:value-type="float">
            <text:p><text:s/>268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07889.89726" calcext:value-type="float">
            <text:p><text:s/>2,607,890 <text:s/></text:p>
          </table:table-cell>
          <table:table-cell table:style-name="ce42" office:value-type="float" office:value="29961" calcext:value-type="float">
            <text:p><text:s/>29,961 <text:s/></text:p>
          </table:table-cell>
          <table:table-cell table:style-name="ce42" office:value-type="float" office:value="2577928.89726" calcext:value-type="float">
            <text:p><text:s/>2,577,929 <text:s/></text:p>
          </table:table-cell>
          <table:table-cell table:style-name="ce42" office:value-type="float" office:value="246937.313691" calcext:value-type="float">
            <text:p><text:s/>246,937 <text:s/></text:p>
          </table:table-cell>
          <table:table-cell table:number-columns-repeated="2" table:style-name="ce42" office:value-type="float" office:value="215697.313691" calcext:value-type="float">
            <text:p><text:s/>215,6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40" calcext:value-type="float">
            <text:p><text:s/>31,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54368.11" calcext:value-type="float">
            <text:p><text:s/>2,354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4368.11" calcext:value-type="float">
            <text:p><text:s/>2,354,3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53521.78726" calcext:value-type="float">
            <text:p><text:s/>253,522 <text:s/></text:p>
          </table:table-cell>
          <table:table-cell table:style-name="ce42" office:value-type="float" office:value="29961" calcext:value-type="float">
            <text:p><text:s/>29,961 <text:s/></text:p>
          </table:table-cell>
          <table:table-cell table:style-name="ce42" office:value-type="float" office:value="223560.78726" calcext:value-type="float">
            <text:p><text:s/>223,561 <text:s/></text:p>
          </table:table-cell>
          <table:table-cell table:style-name="ce42" office:value-type="float" office:value="246937.313691" calcext:value-type="float">
            <text:p><text:s/>246,937 <text:s/></text:p>
          </table:table-cell>
          <table:table-cell table:number-columns-repeated="2" table:style-name="ce42" office:value-type="float" office:value="215697.313691" calcext:value-type="float">
            <text:p><text:s/>215,6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40" calcext:value-type="float">
            <text:p><text:s/>31,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53359.476062" calcext:value-type="float">
            <text:p><text:s/>353,359 <text:s/></text:p>
          </table:table-cell>
          <table:table-cell table:style-name="ce41" office:value-type="float" office:value="1204" calcext:value-type="float">
            <text:p><text:s/>1,204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952692.793" calcext:value-type="float">
            <text:p><text:s/>8,952,6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952692.793" calcext:value-type="float">
            <text:p><text:s/>8,952,693 <text:s/></text:p>
          </table:table-cell>
          <table:table-cell table:style-name="ce43" office:value-type="float" office:value="353359.476062" calcext:value-type="float">
            <text:p><text:s/>353,359 <text:s/></text:p>
          </table:table-cell>
          <table:table-cell table:style-name="ce43" office:value-type="float" office:value="1204" calcext:value-type="float">
            <text:p><text:s/>1,20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544.304407164" calcext:value-type="float">
            <text:p><text:s/>6,54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952692.793" calcext:value-type="float">
            <text:p><text:s/>8,952,693 <text:s/></text:p>
          </table:table-cell>
          <table:table-cell table:style-name="ce42" office:value-type="float" office:value="577820.250062" calcext:value-type="float">
            <text:p><text:s/>577,820 <text:s/></text:p>
          </table:table-cell>
          <table:table-cell table:style-name="ce42" office:value-type="float" office:value="1204" calcext:value-type="float">
            <text:p><text:s/>1,2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952692.793" calcext:value-type="float">
            <text:p><text:s/>8,952,693 <text:s/></text:p>
          </table:table-cell>
          <table:table-cell table:style-name="ce42" office:value-type="float" office:value="577820.250062" calcext:value-type="float">
            <text:p><text:s/>577,820 <text:s/></text:p>
          </table:table-cell>
          <table:table-cell table:style-name="ce42" office:value-type="float" office:value="1204" calcext:value-type="float">
            <text:p><text:s/>1,2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460.774" calcext:value-type="float">
            <text:p><text:s/>224,4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07717.259126" calcext:value-type="float">
            <text:p><text:s/>9,907,71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460.774" calcext:value-type="float">
            <text:p><text:s/>224,4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07717.259126" calcext:value-type="float">
            <text:p><text:s/>9,907,71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5642.264344" calcext:value-type="float">
            <text:p><text:s/>905,64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7.96688" calcext:value-type="float">
            <text:p><text:s/>1,27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.310684" calcext:value-type="float">
            <text:p><text:s/>2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1.61827" calcext:value-type="float">
            <text:p><text:s/>56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816.47963" calcext:value-type="float">
            <text:p><text:s/>223,81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227.31488" calcext:value-type="float">
            <text:p><text:s/>399,22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515.574" calcext:value-type="float">
            <text:p><text:s/>280,51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2252.872576836" calcext:value-type="float">
            <text:p><text:s/>502,25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493277.817798" calcext:value-type="float">
            <text:p><text:s/>8,493,27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493277.817798" calcext:value-type="float">
            <text:p><text:s/>8,493,2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45450.002656" calcext:value-type="float">
            <text:p><text:s/>4,645,4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89.930816" calcext:value-type="float">
            <text:p><text:s/>15,6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683.40646" calcext:value-type="float">
            <text:p><text:s/>247,6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3709.69724" calcext:value-type="float">
            <text:p><text:s/>623,7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30.31865" calcext:value-type="float">
            <text:p><text:s/>14,7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22.400092" calcext:value-type="float">
            <text:p><text:s/>51,0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2407.017494" calcext:value-type="float">
            <text:p><text:s/>282,4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32.108014" calcext:value-type="float">
            <text:p><text:s/>21,5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7264.893986" calcext:value-type="float">
            <text:p><text:s/>887,2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222.431546" calcext:value-type="float">
            <text:p><text:s/>315,2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2627.175778" calcext:value-type="float">
            <text:p>( 112,62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9664.96586" calcext:value-type="float">
            <text:p>( 179,66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930.289908" calcext:value-type="float">
            <text:p>( 22,93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8180.462356" calcext:value-type="float">
            <text:p><text:s/>408,1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862.000084" calcext:value-type="float">
            <text:p><text:s/>163,86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564.205986" calcext:value-type="float">
            <text:p><text:s/>160,5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070.235014" calcext:value-type="float">
            <text:p><text:s/>52,07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15769.139882" calcext:value-type="float">
            <text:p><text:s/>215,7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1048.083832" calcext:value-type="float">
            <text:p><text:s/>401,0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090.851628" calcext:value-type="float">
            <text:p><text:s/>227,0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957.232204" calcext:value-type="float">
            <text:p><text:s/>173,9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6199.630968" calcext:value-type="float">
            <text:p><text:s/>616,2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1645.387236" calcext:value-type="float">
            <text:p><text:s/>591,6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554.243732" calcext:value-type="float">
            <text:p><text:s/>24,5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857.679654" calcext:value-type="float">
            <text:p>( 10,85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5185.818878" calcext:value-type="float">
            <text:p><text:s/>285,18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0249.38044" calcext:value-type="float">
            <text:p><text:s/>110,2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7611.646044" calcext:value-type="float">
            <text:p><text:s/>357,6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203.159806" calcext:value-type="float">
            <text:p><text:s/>100,2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348.83354" calcext:value-type="float">
            <text:p><text:s/>84,3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715.602024" calcext:value-type="float">
            <text:p><text:s/>76,7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444.49349" calcext:value-type="float">
            <text:p><text:s/>41,44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73.747526" calcext:value-type="float">
            <text:p><text:s/>20,3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73.747526" calcext:value-type="float">
            <text:p><text:s/>20,3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861.382426" calcext:value-type="float">
            <text:p><text:s/>160,8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530.478418" calcext:value-type="float">
            <text:p><text:s/>30,53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0330.904008" calcext:value-type="float">
            <text:p><text:s/>130,3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3318.997538" calcext:value-type="float">
            <text:p><text:s/>1,793,3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726.493053386" calcext:value-type="float">
            <text:p><text:s/>210,7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467.5313508788" calcext:value-type="float">
            <text:p><text:s/>87,4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568.855134" calcext:value-type="float">
            <text:p><text:s/>25,5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84.920016" calcext:value-type="float">
            <text:p><text:s/>23,5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975.920112" calcext:value-type="float">
            <text:p><text:s/>55,9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499.7510297638" calcext:value-type="float">
            <text:p><text:s/>47,5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07.1027811781" calcext:value-type="float">
            <text:p><text:s/>19,2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399.632850793" calcext:value-type="float">
            <text:p><text:s/>268,4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361.323434" calcext:value-type="float">
            <text:p><text:s/>227,36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27527.467776" calcext:value-type="float">
            <text:p><text:s/>827,52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73273.687652" calcext:value-type="float">
            <text:p><text:s/>1,873,2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4354155" calcext:value-type="float">
            <text:p><text:s/>34,354,155 <text:s/></text:p>
          </table:table-cell>
          <table:table-cell table:style-name="ce42" office:value-type="float" office:value="6718840.117" calcext:value-type="float">
            <text:p><text:s/>6,718,840 <text:s/></text:p>
          </table:table-cell>
          <table:table-cell table:style-name="ce42" office:value-type="float" office:value="1400" calcext:value-type="float">
            <text:p><text:s/>1,4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354155" calcext:value-type="float">
            <text:p><text:s/>34,354,155 <text:s/></text:p>
          </table:table-cell>
          <table:table-cell table:style-name="ce42" office:value-type="float" office:value="6718840.117" calcext:value-type="float">
            <text:p><text:s/>6,718,840 <text:s/></text:p>
          </table:table-cell>
          <table:table-cell table:style-name="ce42" office:value-type="float" office:value="1400" calcext:value-type="float">
            <text:p><text:s/>1,4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34852.5" calcext:value-type="float">
            <text:p><text:s/>34,85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377399.89183195" calcext:value-type="float">
            <text:p><text:s/>1,377,400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306452.4208037" calcext:value-type="float">
            <text:p><text:s/>59,306,45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0681.56189894" calcext:value-type="float">
            <text:p><text:s/>1,290,682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6995.28" calcext:value-type="float">
            <text:p><text:s/>1,896,995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8306.4" calcext:value-type="float">
            <text:p><text:s/>918,306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687.9048985544" calcext:value-type="float">
            <text:p><text:s/>80,68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4852.5" calcext:value-type="float">
            <text:p><text:s/>34,85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6497181.1658382" calcext:value-type="float">
            <text:p><text:s/>56,497,18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3820.63221" calcext:value-type="float">
            <text:p><text:s/>4,253,821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34296.167977164" calcext:value-type="float">
            <text:p><text:s/>534,296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73584.2258503" calcext:value-type="float">
            <text:p><text:s/>55,373,584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6092.687" calcext:value-type="float">
            <text:p><text:s/>2,736,093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7132.1151486" calcext:value-type="float">
            <text:p><text:s/>1,977,132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45876.7" calcext:value-type="float">
            <text:p><text:s/>26,045,877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01066.381062" calcext:value-type="float">
            <text:p><text:s/>22,601,066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13416.34263965" calcext:value-type="float">
            <text:p><text:s/>2,013,416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473314.8425115" calcext:value-type="float">
            <text:p><text:s/>43,473,31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42587.0983619" calcext:value-type="float">
            <text:p><text:s/>40,942,587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30727.7441496" calcext:value-type="float">
            <text:p><text:s/>2,530,728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9850.89257878" calcext:value-type="float">
            <text:p><text:s/>3,469,85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6.76688" calcext:value-type="float">
            <text:p><text:s/>1,417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567.525884" calcext:value-type="float">
            <text:p><text:s/>265,568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296.9008" calcext:value-type="float">
            <text:p><text:s/>287,297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1.61827" calcext:value-type="float">
            <text:p><text:s/>562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5160.97186478" calcext:value-type="float">
            <text:p><text:s/>2,235,161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299.85488" calcext:value-type="float">
            <text:p><text:s/>399,30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515.574" calcext:value-type="float">
            <text:p><text:s/>280,516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.68" calcext:value-type="float">
            <text:p><text:s/>32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07919.434106836" calcext:value-type="float">
            <text:p><text:s/>507,919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852.5" calcext:value-type="float">
            <text:p><text:s/>34,85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831024.6556267" calcext:value-type="float">
            <text:p><text:s/>35,831,025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852.5" calcext:value-type="float">
            <text:p><text:s/>34,85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248720.3223679" calcext:value-type="float">
            <text:p><text:s/>30,248,720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13871.1533589" calcext:value-type="float">
            <text:p><text:s/>14,213,871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94.000816" calcext:value-type="float">
            <text:p><text:s/>47,494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2728.103183801" calcext:value-type="float">
            <text:p><text:s/>692,72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2861.11037581" calcext:value-type="float">
            <text:p><text:s/>1,652,861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38.94865" calcext:value-type="float">
            <text:p><text:s/>41,039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48.099276" calcext:value-type="float">
            <text:p><text:s/>60,748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4233.25759653" calcext:value-type="float">
            <text:p><text:s/>934,233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01.744124" calcext:value-type="float">
            <text:p><text:s/>30,902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8469.5909974" calcext:value-type="float">
            <text:p><text:s/>2,978,47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8991.3237306" calcext:value-type="float">
            <text:p><text:s/>1,528,991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64154.34969556" calcext:value-type="float">
            <text:p>( 1,164,154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41906.684127043" calcext:value-type="float">
            <text:p>( 341,907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930.289908" calcext:value-type="float">
            <text:p>( 22,930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7228.379913682" calcext:value-type="float">
            <text:p><text:s/>767,22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2196.877353116" calcext:value-type="float">
            <text:p><text:s/>682,19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3.01" calcext:value-type="float">
            <text:p><text:s/>5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219.922609" calcext:value-type="float">
            <text:p><text:s/>294,220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226.7881692" calcext:value-type="float">
            <text:p><text:s/>159,22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28825.6790818" calcext:value-type="float">
            <text:p><text:s/>428,826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9131.546272" calcext:value-type="float">
            <text:p><text:s/>3,039,132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7010.375972" calcext:value-type="float">
            <text:p><text:s/>2,037,010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2121.1703" calcext:value-type="float">
            <text:p><text:s/>1,002,121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5664.061926" calcext:value-type="float">
            <text:p>( 215,664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74942.898057" calcext:value-type="float">
            <text:p>( 274,943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5064.3704014" calcext:value-type="float">
            <text:p><text:s/>2,195,06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7883.7641594" calcext:value-type="float">
            <text:p><text:s/>2,097,884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180.606242" calcext:value-type="float">
            <text:p><text:s/>97,181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029.279654" calcext:value-type="float">
            <text:p>( 11,029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932.629735" calcext:value-type="float">
            <text:p><text:s/>374,933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9550.408243" calcext:value-type="float">
            <text:p><text:s/>129,550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704.886731787" calcext:value-type="float">
            <text:p><text:s/>462,705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427.432637" calcext:value-type="float">
            <text:p><text:s/>160,427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210.277726" calcext:value-type="float">
            <text:p><text:s/>256,210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219.4632432" calcext:value-type="float">
            <text:p><text:s/>82,219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882.89349" calcext:value-type="float">
            <text:p><text:s/>192,883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84808.817526" calcext:value-type="float">
            <text:p><text:s/>8,784,809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156.85" calcext:value-type="float">
            <text:p><text:s/>176,157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54863.02" calcext:value-type="float">
            <text:p><text:s/>8,254,863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899.347526" calcext:value-type="float">
            <text:p><text:s/>66,899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889.6" calcext:value-type="float">
            <text:p><text:s/>286,890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7754.092426" calcext:value-type="float">
            <text:p><text:s/>1,017,754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86.588418" calcext:value-type="float">
            <text:p><text:s/>32,287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85467.504008" calcext:value-type="float">
            <text:p><text:s/>985,468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45.575" calcext:value-type="float">
            <text:p><text:s/>1,0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21894.761538" calcext:value-type="float">
            <text:p><text:s/>2,621,895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726.493053386" calcext:value-type="float">
            <text:p><text:s/>210,726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0874.011350879" calcext:value-type="float">
            <text:p><text:s/>330,874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49.655134" calcext:value-type="float">
            <text:p><text:s/>29,35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13.480016" calcext:value-type="float">
            <text:p><text:s/>30,913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21.780112" calcext:value-type="float">
            <text:p><text:s/>56,422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826.4710297638" calcext:value-type="float">
            <text:p><text:s/>49,826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07.1027811781" calcext:value-type="float">
            <text:p><text:s/>19,207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399.632850793" calcext:value-type="float">
            <text:p><text:s/>268,400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45.575" calcext:value-type="float">
            <text:p><text:s/>1,0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7160.088434" calcext:value-type="float">
            <text:p><text:s/>687,160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9016.046776" calcext:value-type="float">
            <text:p><text:s/>939,016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3806.925" calcext:value-type="float">
            <text:p><text:s/>33,8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10391.497519" calcext:value-type="float">
            <text:p><text:s/>3,610,391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82304.33325878" calcext:value-type="float">
            <text:p><text:s/>5,582,304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82304.33325878" calcext:value-type="float">
            <text:p><text:s/>5,582,304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57248.976" calcext:value-type="float">
            <text:p>( 2,457,249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206044.469998" calcext:value-type="float">
            <text:p><text:s/>115,206,044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638535.47" calcext:value-type="float">
            <text:p><text:s/>104,638,535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67508.999998" calcext:value-type="float">
            <text:p><text:s/>10,567,509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